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 style:font-family-generic="modern"/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3.9516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1.7181in"/>
    </style:style>
    <style:style style:name="co5" style:family="table-column">
      <style:table-column-properties fo:break-before="auto" style:column-width="2.3898in"/>
    </style:style>
    <style:style style:name="co6" style:family="table-column">
      <style:table-column-properties fo:break-before="auto" style:column-width="2.1071in"/>
    </style:style>
    <style:style style:name="co7" style:family="table-column">
      <style:table-column-properties fo:break-before="auto" style:column-width="4.8016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7264in"/>
    </style:style>
    <style:style style:name="co11" style:family="table-column">
      <style:table-column-properties fo:break-before="auto" style:column-width="2.7484in"/>
    </style:style>
    <style:style style:name="co12" style:family="table-column">
      <style:table-column-properties fo:break-before="auto" style:column-width="19.711in"/>
    </style:style>
    <style:style style:name="co13" style:family="table-column">
      <style:table-column-properties fo:break-before="auto" style:column-width="0.5835in"/>
    </style:style>
    <style:style style:name="co14" style:family="table-column">
      <style:table-column-properties fo:break-before="auto" style:column-width="0.6717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2.0244in"/>
    </style:style>
    <style:style style:name="co17" style:family="table-column">
      <style:table-column-properties fo:break-before="auto" style:column-width="2.8957in"/>
    </style:style>
    <style:style style:name="co18" style:family="table-column">
      <style:table-column-properties fo:break-before="auto" style:column-width="3.3866in"/>
    </style:style>
    <style:style style:name="co19" style:family="table-column">
      <style:table-column-properties fo:break-before="auto" style:column-width="2.3681in"/>
    </style:style>
    <style:style style:name="co20" style:family="table-column">
      <style:table-column-properties fo:break-before="auto" style:column-width="1.239in"/>
    </style:style>
    <style:style style:name="co21" style:family="table-column">
      <style:table-column-properties fo:break-before="auto" style:column-width="1.5047in"/>
    </style:style>
    <style:style style:name="co22" style:family="table-column">
      <style:table-column-properties fo:break-before="auto" style:column-width="0.7709in"/>
    </style:style>
    <style:style style:name="co23" style:family="table-column">
      <style:table-column-properties fo:break-before="auto" style:column-width="1.8035in"/>
    </style:style>
    <style:style style:name="co24" style:family="table-column">
      <style:table-column-properties fo:break-before="auto" style:column-width="0.7728in"/>
    </style:style>
    <style:style style:name="co25" style:family="table-column">
      <style:table-column-properties fo:break-before="auto" style:column-width="0.802in"/>
    </style:style>
    <style:style style:name="co26" style:family="table-column">
      <style:table-column-properties fo:break-before="auto" style:column-width="0.7161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626in"/>
    </style:style>
    <style:style style:name="co29" style:family="table-column">
      <style:table-column-properties fo:break-before="auto" style:column-width="4.8783in"/>
    </style:style>
    <style:style style:name="co30" style:family="table-column">
      <style:table-column-properties fo:break-before="auto" style:column-width="2.3425in"/>
    </style:style>
    <style:style style:name="ro1" style:family="table-row">
      <style:table-row-properties style:row-height="0.80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_5f_2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font-name="Courier New" fo:font-size="10pt" fo:language="en" fo:country="US" style:font-name-asian="Courier New" style:font-size-asian="10pt" style:language-asian="en" style:country-asian="US" style:font-name-complex="Courier New" style:font-size-complex="5.65000009536743pt" style:language-complex="en" style:country-complex="U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808080" style:diagonal-bl-tr="none" style:diagonal-tl-br="none" fo:border="0.0138in solid #000000"/>
    </style:style>
    <style:style style:name="ce7" style:family="table-cell" style:parent-style-name="Default">
      <style:table-cell-properties fo:background-color="#ff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language-asian="en" style:country-asian="US" style:font-style-asian="normal" style:font-weight-asian="normal" style:font-name-complex="Courier New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ext-properties fo:color="#2a00ff" style:font-name="Courier New" fo:font-size="10pt" fo:language="en" fo:country="US" style:font-name-asian="Courier New" style:font-size-asian="10pt" style:language-asian="en" style:country-asian="US" style:font-name-complex="Courier New" style:font-size-complex="5.65000009536743pt" style:language-complex="en" style:country-complex="US"/>
    </style:style>
    <style:style style:name="ce12" style:family="table-cell" style:parent-style-name="Default">
      <style:text-properties fo:color="#000000" style:text-outline="false" style:text-line-through-style="none" style:font-name="Courier New1" fo:font-size="10pt" fo:font-style="normal" fo:text-shadow="none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"/>
        <table:table-column table:style-name="co9" table:number-columns-repeated="1009" table:default-cell-style-name="Default"/>
        <table:table-row table:style-name="ro1">
          <table:table-cell table:style-name="ce1" office:value-type="string">
            <text:p>INTERFACE_ID</text:p>
          </table:table-cell>
          <table:table-cell table:style-name="ce1" office:value-type="string">
            <text:p>INTERFACE_NAME</text:p>
          </table:table-cell>
          <table:table-cell table:style-name="ce1" office:value-type="string">
            <text:p>INTERFACE_TYPE</text:p>
          </table:table-cell>
          <table:table-cell table:style-name="ce1" office:value-type="string">
            <text:p>INTERFACE_DESCRIPTION</text:p>
          </table:table-cell>
          <table:table-cell table:style-name="ce1" office:value-type="string">
            <text:p>INPUTFILE_NAME_FORMAT</text:p>
          </table:table-cell>
          <table:table-cell table:style-name="ce1" office:value-type="string">
            <text:p>OUTPUTFILE_NAME_FORMAT</text:p>
          </table:table-cell>
          <table:table-cell table:style-name="ce1" office:value-type="string">
            <text:p>INPUT_VERSION_NUMBER</text:p>
          </table:table-cell>
          <table:table-cell table:style-name="ce1" office:value-type="string">
            <text:p>OUTPUT_VERSION_NUMBER</text:p>
          </table:table-cell>
          <table:table-cell table:style-name="ce1" office:value-type="string">
            <text:p>MIN_VERSION_NUMBER</text:p>
          </table:table-cell>
          <table:table-cell table:style-name="ce1" office:value-type="string">
            <text:p>MAX_VERSION_NUMBER</text:p>
          </table:table-cell>
          <table:table-cell table:style-name="ce1" office:value-type="string">
            <text:p>HEADER_VALIDATION_FLAG</text:p>
          </table:table-cell>
          <table:table-cell table:style-name="ce1" office:value-type="string">
            <text:p>TRAILER_VALIDATION_FLAG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final insert query</text:p>
          </table:table-cell>
          <table:table-cell table:style-name="ce5"/>
          <table:table-cell table:style-name="ce1" office:value-type="string">
            <text:p>update query</text:p>
          </table:table-cell>
          <table:table-cell table:style-name="ce1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RCH_CLASS</text:p>
          </table:table-cell>
          <table:table-cell office:value-type="string">
            <text:p>DB_TO_FILE</text:p>
          </table:table-cell>
          <table:table-cell table:number-columns-repeated="2"/>
          <table:table-cell office:value-type="string">
            <text:p>abc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</text:p>
          </table:table-cell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];&quot;,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1,'MERCH_CLASS','DB_TO_FILE','','','abc','1','1','1','100','N','N');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1,'MERCH_CLASS','DB_TO_FILE','','','abc','1','1','1','100','N','N');</text:p>
          </table:table-cell>
          <table:table-cell table:style-name="ce4" table:formula="of:=NA()" office:value-type="float" office:value="0">
            <text:p>#N/A</text:p>
          </table:table-cell>
          <table:table-cell office:value-type="string">
            <text:p><text:s/></text:p>
          </table:table-cell>
          <table:table-cell table:formula="of:=CONCATENATE(&quot;update INTERFACE_MASTER set INTERFACE_CODE='&quot;;[.B2];&quot;',INTERFACE_SUB_CODE='&quot;;[.C2];&quot;', INTERFACE_NAME='&quot;;[.E2];&quot;', OUTPUTFILE_NAME_FORMAT = '&quot;;[.G2];&quot;' where interface_number = &quot;;[.A2];&quot;;&quot;)" office:value-type="string" office:string-value="update INTERFACE_MASTER set INTERFACE_CODE='MERCH_CLASS',INTERFACE_SUB_CODE='DB_TO_FILE', INTERFACE_NAME='', OUTPUTFILE_NAME_FORMAT = '1' where interface_number = 1;">
            <text:p>update INTERFACE_MASTER set INTERFACE_CODE='MERCH_CLASS',INTERFACE_SUB_CODE='DB_TO_FILE', INTERFACE_NAME='', OUTPUTFILE_NAME_FORMAT = '1' where interface_number = 1;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RCH_FILE</text:p>
          </table:table-cell>
          <table:table-cell office:value-type="string">
            <text:p>FILE_TO_FILE</text:p>
          </table:table-cell>
          <table:table-cell table:number-columns-repeated="2"/>
          <table:table-cell office:value-type="string">
            <text:p>XYZ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</text:p>
          </table:table-cell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3];&quot;,'&quot;;[.B3];&quot;','&quot;;[.C3];&quot;','&quot;;[.D3];&quot;','&quot;;[.E3];&quot;','&quot;;[.F3];&quot;','&quot;;[.G3];&quot;','&quot;;[.H3];&quot;','&quot;;[.I3];&quot;','&quot;;[.J3];&quot;','&quot;;[.K3];&quot;','&quot;;[.L3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2,'MERCH_FILE','FILE_TO_FILE','','','XYZ','1','1','1','100','N','N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2,'MERCH_FILE','FILE_TO_FILE','','','XYZ','1','1','1','100','N','N')</text:p>
          </table:table-cell>
          <table:table-cell table:style-name="ce4" table:formula="of:=CONCATENATE([.M3];#REF!#REF!;&quot;','&quot;;[.L3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3];&quot;',INTERFACE_SUB_CODE='&quot;;[.C3];&quot;', INTERFACE_NAME='&quot;;[.E3];&quot;', OUTPUTFILE_NAME_FORMAT = '&quot;;[.G3];&quot;' where interface_number = &quot;;[.A3];&quot;;&quot;)" office:value-type="string" office:string-value="update INTERFACE_MASTER set INTERFACE_CODE='MERCH_FILE',INTERFACE_SUB_CODE='FILE_TO_FILE', INTERFACE_NAME='', OUTPUTFILE_NAME_FORMAT = '1' where interface_number = 2;">
            <text:p>update INTERFACE_MASTER set INTERFACE_CODE='MERCH_FILE',INTERFACE_SUB_CODE='FILE_TO_FILE', INTERFACE_NAME='', OUTPUTFILE_NAME_FORMAT = '1' where interface_number = 2;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EADER_FOOTER_VALIDATION</text:p>
          </table:table-cell>
          <table:table-cell office:value-type="string">
            <text:p>FILE_TO_FILE</text:p>
          </table:table-cell>
          <table:table-cell table:number-columns-repeated="2"/>
          <table:table-cell office:value-type="string">
            <text:p>abc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Y</text:p>
          </table:table-cell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4];&quot;,'&quot;;[.B4];&quot;','&quot;;[.C4];&quot;','&quot;;[.D4];&quot;','&quot;;[.E4];&quot;','&quot;;[.F4];&quot;','&quot;;[.G4];&quot;','&quot;;[.H4];&quot;','&quot;;[.I4];&quot;','&quot;;[.J4];&quot;','&quot;;[.K4];&quot;','&quot;;[.L4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3,'HEADER_FOOTER_VALIDATION','FILE_TO_FILE','','','abc','1','1','1','100','Y','Y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3,'HEADER_FOOTER_VALIDATION','FILE_TO_FILE','','','abc','1','1','1','100','Y','Y')</text:p>
          </table:table-cell>
          <table:table-cell table:style-name="ce4" table:formula="of:=CONCATENATE([.M4];#REF!#REF!;&quot;','&quot;;[.L4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4];&quot;',INTERFACE_SUB_CODE='&quot;;[.C4];&quot;', INTERFACE_NAME='&quot;;[.E4];&quot;', OUTPUTFILE_NAME_FORMAT = '&quot;;[.G4];&quot;' where interface_number = &quot;;[.A4];&quot;;&quot;)" office:value-type="string" office:string-value="update INTERFACE_MASTER set INTERFACE_CODE='HEADER_FOOTER_VALIDATION',INTERFACE_SUB_CODE='FILE_TO_FILE', INTERFACE_NAME='', OUTPUTFILE_NAME_FORMAT = '1' where interface_number = 3;">
            <text:p>update INTERFACE_MASTER set INTERFACE_CODE='HEADER_FOOTER_VALIDATION',INTERFACE_SUB_CODE='FILE_TO_FILE', INTERFACE_NAME='', OUTPUTFILE_NAME_FORMAT = '1' where interface_number = 3;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ATTRIBUTEBEAN_JDBC_CURSOR_PEEKABLE_ITEM_READER</text:p>
          </table:table-cell>
          <table:table-cell office:value-type="string">
            <text:p>DB_TO_FILE</text:p>
          </table:table-cell>
          <table:table-cell table:number-columns-repeated="2"/>
          <table:table-cell office:value-type="string">
            <text:p>abc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</text:p>
          </table:table-cell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5];&quot;,'&quot;;[.B5];&quot;','&quot;;[.C5];&quot;','&quot;;[.D5];&quot;','&quot;;[.E5];&quot;','&quot;;[.F5];&quot;','&quot;;[.G5];&quot;','&quot;;[.H5];&quot;','&quot;;[.I5];&quot;','&quot;;[.J5];&quot;','&quot;;[.K5];&quot;','&quot;;[.L5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4,'ATTRIBUTEBEAN_JDBC_CURSOR_PEEKABLE_ITEM_READER','DB_TO_FILE','','','abc','1','1','1','100','N','N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4,'ATTRIBUTEBEAN_JDBC_CURSOR_PEEKABLE_ITEM_READER','DB_TO_FILE','','','abc','1','1','1','100','N','N')</text:p>
          </table:table-cell>
          <table:table-cell table:style-name="ce4" table:formula="of:=CONCATENATE([.M5];#REF!#REF!;&quot;','&quot;;[.L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5];&quot;',INTERFACE_SUB_CODE='&quot;;[.C5];&quot;', INTERFACE_NAME='&quot;;[.E5];&quot;', OUTPUTFILE_NAME_FORMAT = '&quot;;[.G5];&quot;' where interface_number = &quot;;[.A5];&quot;;&quot;)" office:value-type="string" office:string-value="update INTERFACE_MASTER set INTERFACE_CODE='ATTRIBUTEBEAN_JDBC_CURSOR_PEEKABLE_ITEM_READER',INTERFACE_SUB_CODE='DB_TO_FILE', INTERFACE_NAME='', OUTPUTFILE_NAME_FORMAT = '1' where interface_number = 4;">
            <text:p>update INTERFACE_MASTER set INTERFACE_CODE='ATTRIBUTEBEAN_JDBC_CURSOR_PEEKABLE_ITEM_READER',INTERFACE_SUB_CODE='DB_TO_FILE', INTERFACE_NAME='', OUTPUTFILE_NAME_FORMAT = '1' where interface_number = 4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6];&quot;,'&quot;;[.B6];&quot;','&quot;;[.C6];&quot;','&quot;;[.D6];&quot;','&quot;;[.E6];&quot;','&quot;;[.F6];&quot;','&quot;;[.G6];&quot;','&quot;;[.H6];&quot;','&quot;;[.I6];&quot;','&quot;;[.J6];&quot;','&quot;;[.K6];&quot;','&quot;;[.L6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6];#REF!#REF!;&quot;','&quot;;[.L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6];&quot;',INTERFACE_SUB_CODE='&quot;;[.C6];&quot;', INTERFACE_NAME='&quot;;[.E6];&quot;', OUTPUTFILE_NAME_FORMAT = '&quot;;[.G6];&quot;' where interface_number = &quot;;[.A6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7];&quot;,'&quot;;[.B7];&quot;','&quot;;[.C7];&quot;','&quot;;[.D7];&quot;','&quot;;[.E7];&quot;','&quot;;[.F7];&quot;','&quot;;[.G7];&quot;','&quot;;[.H7];&quot;','&quot;;[.I7];&quot;','&quot;;[.J7];&quot;','&quot;;[.K7];&quot;','&quot;;[.L7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7];#REF!#REF!;&quot;','&quot;;[.L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7];&quot;',INTERFACE_SUB_CODE='&quot;;[.C7];&quot;', INTERFACE_NAME='&quot;;[.E7];&quot;', OUTPUTFILE_NAME_FORMAT = '&quot;;[.G7];&quot;' where interface_number = &quot;;[.A7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8];&quot;,'&quot;;[.B8];&quot;','&quot;;[.C8];&quot;','&quot;;[.D8];&quot;','&quot;;[.E8];&quot;','&quot;;[.F8];&quot;','&quot;;[.G8];&quot;','&quot;;[.H8];&quot;','&quot;;[.I8];&quot;','&quot;;[.J8];&quot;','&quot;;[.K8];&quot;','&quot;;[.L8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8];#REF!#REF!;&quot;','&quot;;[.L8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8];&quot;',INTERFACE_SUB_CODE='&quot;;[.C8];&quot;', INTERFACE_NAME='&quot;;[.E8];&quot;', OUTPUTFILE_NAME_FORMAT = '&quot;;[.G8];&quot;' where interface_number = &quot;;[.A8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9];&quot;,'&quot;;[.B9];&quot;','&quot;;[.C9];&quot;','&quot;;[.D9];&quot;','&quot;;[.E9];&quot;','&quot;;[.F9];&quot;','&quot;;[.G9];&quot;','&quot;;[.H9];&quot;','&quot;;[.I9];&quot;','&quot;;[.J9];&quot;','&quot;;[.K9];&quot;','&quot;;[.L9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9];#REF!#REF!;&quot;','&quot;;[.L9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9];&quot;',INTERFACE_SUB_CODE='&quot;;[.C9];&quot;', INTERFACE_NAME='&quot;;[.E9];&quot;', OUTPUTFILE_NAME_FORMAT = '&quot;;[.G9];&quot;' where interface_number = &quot;;[.A9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0];&quot;,'&quot;;[.B10];&quot;','&quot;;[.C10];&quot;','&quot;;[.D10];&quot;','&quot;;[.E10];&quot;','&quot;;[.F10];&quot;','&quot;;[.G10];&quot;','&quot;;[.H10];&quot;','&quot;;[.I10];&quot;','&quot;;[.J10];&quot;','&quot;;[.K10];&quot;','&quot;;[.L10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0];#REF!#REF!;&quot;','&quot;;[.L10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0];&quot;',INTERFACE_SUB_CODE='&quot;;[.C10];&quot;', INTERFACE_NAME='&quot;;[.E10];&quot;', OUTPUTFILE_NAME_FORMAT = '&quot;;[.G10];&quot;' where interface_number = &quot;;[.A10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1];&quot;,'&quot;;[.B11];&quot;','&quot;;[.C11];&quot;','&quot;;[.D11];&quot;','&quot;;[.E11];&quot;','&quot;;[.F11];&quot;','&quot;;[.G11];&quot;','&quot;;[.H11];&quot;','&quot;;[.I11];&quot;','&quot;;[.J11];&quot;','&quot;;[.K11];&quot;','&quot;;[.L11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1];#REF!#REF!;&quot;','&quot;;[.L11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1];&quot;',INTERFACE_SUB_CODE='&quot;;[.C11];&quot;', INTERFACE_NAME='&quot;;[.E11];&quot;', OUTPUTFILE_NAME_FORMAT = '&quot;;[.G11];&quot;' where interface_number = &quot;;[.A11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2];&quot;,'&quot;;[.B12];&quot;','&quot;;[.C12];&quot;','&quot;;[.D12];&quot;','&quot;;[.E12];&quot;','&quot;;[.F12];&quot;','&quot;;[.G12];&quot;','&quot;;[.H12];&quot;','&quot;;[.I12];&quot;','&quot;;[.J12];&quot;','&quot;;[.K12];&quot;','&quot;;[.L12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2];#REF!#REF!;&quot;','&quot;;[.L12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2];&quot;',INTERFACE_SUB_CODE='&quot;;[.C12];&quot;', INTERFACE_NAME='&quot;;[.E12];&quot;', OUTPUTFILE_NAME_FORMAT = '&quot;;[.G12];&quot;' where interface_number = &quot;;[.A12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3];&quot;,'&quot;;[.B13];&quot;','&quot;;[.C13];&quot;','&quot;;[.D13];&quot;','&quot;;[.E13];&quot;','&quot;;[.F13];&quot;','&quot;;[.G13];&quot;','&quot;;[.H13];&quot;','&quot;;[.I13];&quot;','&quot;;[.J13];&quot;','&quot;;[.K13];&quot;','&quot;;[.L13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3];#REF!#REF!;&quot;','&quot;;[.L13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3];&quot;',INTERFACE_SUB_CODE='&quot;;[.C13];&quot;', INTERFACE_NAME='&quot;;[.E13];&quot;', OUTPUTFILE_NAME_FORMAT = '&quot;;[.G13];&quot;' where interface_number = &quot;;[.A13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4];&quot;,'&quot;;[.B14];&quot;','&quot;;[.C14];&quot;','&quot;;[.D14];&quot;','&quot;;[.E14];&quot;','&quot;;[.F14];&quot;','&quot;;[.G14];&quot;','&quot;;[.H14];&quot;','&quot;;[.I14];&quot;','&quot;;[.J14];&quot;','&quot;;[.K14];&quot;','&quot;;[.L14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4];#REF!#REF!;&quot;','&quot;;[.L14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4];&quot;',INTERFACE_SUB_CODE='&quot;;[.C14];&quot;', INTERFACE_NAME='&quot;;[.E14];&quot;', OUTPUTFILE_NAME_FORMAT = '&quot;;[.G14];&quot;' where interface_number = &quot;;[.A14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5];&quot;,'&quot;;[.B15];&quot;','&quot;;[.C15];&quot;','&quot;;[.D15];&quot;','&quot;;[.E15];&quot;','&quot;;[.F15];&quot;','&quot;;[.G15];&quot;','&quot;;[.H15];&quot;','&quot;;[.I15];&quot;','&quot;;[.J15];&quot;','&quot;;[.K15];&quot;','&quot;;[.L15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5];#REF!#REF!;&quot;','&quot;;[.L1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5];&quot;',INTERFACE_SUB_CODE='&quot;;[.C15];&quot;', INTERFACE_NAME='&quot;;[.E15];&quot;', OUTPUTFILE_NAME_FORMAT = '&quot;;[.G15];&quot;' where interface_number = &quot;;[.A15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6];&quot;,'&quot;;[.B16];&quot;','&quot;;[.C16];&quot;','&quot;;[.D16];&quot;','&quot;;[.E16];&quot;','&quot;;[.F16];&quot;','&quot;;[.G16];&quot;','&quot;;[.H16];&quot;','&quot;;[.I16];&quot;','&quot;;[.J16];&quot;','&quot;;[.K16];&quot;','&quot;;[.L16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6];#REF!#REF!;&quot;','&quot;;[.L1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6];&quot;',INTERFACE_SUB_CODE='&quot;;[.C16];&quot;', INTERFACE_NAME='&quot;;[.E16];&quot;', OUTPUTFILE_NAME_FORMAT = '&quot;;[.G16];&quot;' where interface_number = &quot;;[.A16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7];&quot;,'&quot;;[.B17];&quot;','&quot;;[.C17];&quot;','&quot;;[.D17];&quot;','&quot;;[.E17];&quot;','&quot;;[.F17];&quot;','&quot;;[.G17];&quot;','&quot;;[.H17];&quot;','&quot;;[.I17];&quot;','&quot;;[.J17];&quot;','&quot;;[.K17];&quot;','&quot;;[.L17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7];#REF!#REF!;&quot;','&quot;;[.L1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7];&quot;',INTERFACE_SUB_CODE='&quot;;[.C17];&quot;', INTERFACE_NAME='&quot;;[.E17];&quot;', OUTPUTFILE_NAME_FORMAT = '&quot;;[.G17];&quot;' where interface_number = &quot;;[.A17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8];&quot;,'&quot;;[.B18];&quot;','&quot;;[.C18];&quot;','&quot;;[.D18];&quot;','&quot;;[.E18];&quot;','&quot;;[.F18];&quot;','&quot;;[.G18];&quot;','&quot;;[.H18];&quot;','&quot;;[.I18];&quot;','&quot;;[.J18];&quot;','&quot;;[.K18];&quot;','&quot;;[.L18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8];#REF!#REF!;&quot;','&quot;;[.L18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8];&quot;',INTERFACE_SUB_CODE='&quot;;[.C18];&quot;', INTERFACE_NAME='&quot;;[.E18];&quot;', OUTPUTFILE_NAME_FORMAT = '&quot;;[.G18];&quot;' where interface_number = &quot;;[.A18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19];&quot;,'&quot;;[.B19];&quot;','&quot;;[.C19];&quot;','&quot;;[.D19];&quot;','&quot;;[.E19];&quot;','&quot;;[.F19];&quot;','&quot;;[.G19];&quot;','&quot;;[.H19];&quot;','&quot;;[.I19];&quot;','&quot;;[.J19];&quot;','&quot;;[.K19];&quot;','&quot;;[.L19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19];#REF!#REF!;&quot;','&quot;;[.L19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19];&quot;',INTERFACE_SUB_CODE='&quot;;[.C19];&quot;', INTERFACE_NAME='&quot;;[.E19];&quot;', OUTPUTFILE_NAME_FORMAT = '&quot;;[.G19];&quot;' where interface_number = &quot;;[.A19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0];&quot;,'&quot;;[.B20];&quot;','&quot;;[.C20];&quot;','&quot;;[.D20];&quot;','&quot;;[.E20];&quot;','&quot;;[.F20];&quot;','&quot;;[.G20];&quot;','&quot;;[.H20];&quot;','&quot;;[.I20];&quot;','&quot;;[.J20];&quot;','&quot;;[.K20];&quot;','&quot;;[.L20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0];#REF!#REF!;&quot;','&quot;;[.L20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0];&quot;',INTERFACE_SUB_CODE='&quot;;[.C20];&quot;', INTERFACE_NAME='&quot;;[.E20];&quot;', OUTPUTFILE_NAME_FORMAT = '&quot;;[.G20];&quot;' where interface_number = &quot;;[.A20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1];&quot;,'&quot;;[.B21];&quot;','&quot;;[.C21];&quot;','&quot;;[.D21];&quot;','&quot;;[.E21];&quot;','&quot;;[.F21];&quot;','&quot;;[.G21];&quot;','&quot;;[.H21];&quot;','&quot;;[.I21];&quot;','&quot;;[.J21];&quot;','&quot;;[.K21];&quot;','&quot;;[.L21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1];#REF!#REF!;&quot;','&quot;;[.L21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1];&quot;',INTERFACE_SUB_CODE='&quot;;[.C21];&quot;', INTERFACE_NAME='&quot;;[.E21];&quot;', OUTPUTFILE_NAME_FORMAT = '&quot;;[.G21];&quot;' where interface_number = &quot;;[.A21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2];&quot;,'&quot;;[.B22];&quot;','&quot;;[.C22];&quot;','&quot;;[.D22];&quot;','&quot;;[.E22];&quot;','&quot;;[.F22];&quot;','&quot;;[.G22];&quot;','&quot;;[.H22];&quot;','&quot;;[.I22];&quot;','&quot;;[.J22];&quot;','&quot;;[.K22];&quot;','&quot;;[.L22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2];#REF!#REF!;&quot;','&quot;;[.L22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2];&quot;',INTERFACE_SUB_CODE='&quot;;[.C22];&quot;', INTERFACE_NAME='&quot;;[.E22];&quot;', OUTPUTFILE_NAME_FORMAT = '&quot;;[.G22];&quot;' where interface_number = &quot;;[.A22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3];&quot;,'&quot;;[.B23];&quot;','&quot;;[.C23];&quot;','&quot;;[.D23];&quot;','&quot;;[.E23];&quot;','&quot;;[.F23];&quot;','&quot;;[.G23];&quot;','&quot;;[.H23];&quot;','&quot;;[.I23];&quot;','&quot;;[.J23];&quot;','&quot;;[.K23];&quot;','&quot;;[.L23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3];#REF!#REF!;&quot;','&quot;;[.L23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3];&quot;',INTERFACE_SUB_CODE='&quot;;[.C23];&quot;', INTERFACE_NAME='&quot;;[.E23];&quot;', OUTPUTFILE_NAME_FORMAT = '&quot;;[.G23];&quot;' where interface_number = &quot;;[.A23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4];&quot;,'&quot;;[.B24];&quot;','&quot;;[.C24];&quot;','&quot;;[.D24];&quot;','&quot;;[.E24];&quot;','&quot;;[.F24];&quot;','&quot;;[.G24];&quot;','&quot;;[.H24];&quot;','&quot;;[.I24];&quot;','&quot;;[.J24];&quot;','&quot;;[.K24];&quot;','&quot;;[.L24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4];#REF!#REF!;&quot;','&quot;;[.L24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4];&quot;',INTERFACE_SUB_CODE='&quot;;[.C24];&quot;', INTERFACE_NAME='&quot;;[.E24];&quot;', OUTPUTFILE_NAME_FORMAT = '&quot;;[.G24];&quot;' where interface_number = &quot;;[.A24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5];&quot;,'&quot;;[.B25];&quot;','&quot;;[.C25];&quot;','&quot;;[.D25];&quot;','&quot;;[.E25];&quot;','&quot;;[.F25];&quot;','&quot;;[.G25];&quot;','&quot;;[.H25];&quot;','&quot;;[.I25];&quot;','&quot;;[.J25];&quot;','&quot;;[.K25];&quot;','&quot;;[.L25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5];#REF!#REF!;&quot;','&quot;;[.L2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5];&quot;',INTERFACE_SUB_CODE='&quot;;[.C25];&quot;', INTERFACE_NAME='&quot;;[.E25];&quot;', OUTPUTFILE_NAME_FORMAT = '&quot;;[.G25];&quot;' where interface_number = &quot;;[.A25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6];&quot;,'&quot;;[.B26];&quot;','&quot;;[.C26];&quot;','&quot;;[.D26];&quot;','&quot;;[.E26];&quot;','&quot;;[.F26];&quot;','&quot;;[.G26];&quot;','&quot;;[.H26];&quot;','&quot;;[.I26];&quot;','&quot;;[.J26];&quot;','&quot;;[.K26];&quot;','&quot;;[.L26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6];#REF!#REF!;&quot;','&quot;;[.L2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style-name="ce4" table:formula="of:=CONCATENATE(&quot;update INTERFACE_MASTER set INTERFACE_CODE='&quot;;[.B26];&quot;',INTERFACE_SUB_CODE='&quot;;[.C26];&quot;', INTERFACE_NAME='&quot;;[.E26];&quot;', OUTPUTFILE_NAME_FORMAT = '&quot;;[.G26];&quot;' where interface_number = &quot;;[.A26];&quot;;&quot;)" office:value-type="string" office:string-value="update INTERFACE_MASTER set INTERFACE_CODE='',INTERFACE_SUB_CODE='', INTERFACE_NAME='', OUTPUTFILE_NAME_FORMAT = '' where interface_number = ;">
            <text:p>update INTERFACE_MASTER set INTERFACE_CODE='',INTERFACE_SUB_CODE='', INTERFACE_NAME='', OUTPUTFILE_NAME_FORMAT = '' where interface_number = ;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7];&quot;,'&quot;;[.B27];&quot;','&quot;;[.C27];&quot;','&quot;;[.D27];&quot;','&quot;;[.E27];&quot;','&quot;;[.F27];&quot;','&quot;;[.G27];&quot;','&quot;;[.H27];&quot;','&quot;;[.I27];&quot;','&quot;;[.J27];&quot;','&quot;;[.K27];&quot;','&quot;;[.L27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7];#REF!#REF!;&quot;','&quot;;[.L2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8];&quot;,'&quot;;[.B28];&quot;','&quot;;[.C28];&quot;','&quot;;[.D28];&quot;','&quot;;[.E28];&quot;','&quot;;[.F28];&quot;','&quot;;[.G28];&quot;','&quot;;[.H28];&quot;','&quot;;[.I28];&quot;','&quot;;[.J28];&quot;','&quot;;[.K28];&quot;','&quot;;[.L28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8];#REF!#REF!;&quot;','&quot;;[.L28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formula="of:=CONCATENATE(&quot;insert into INTERFACE_MASTER(INTERFACE_ID,INTERFACE_NAME,INTERFACE_TYPE,INTERFACE_DESCRIPTION,INPUTFILE_NAME_FORMAT,OUTPUTFILE_NAME_FORMAT,INPUTFILE_VERSION_NUMBER,OUTPUTFILE_VERSION_NUMBER,MIN_VERSION_NUMBER,&quot;;&quot;MAX_VERSION_NUMBER,HEADER_VALIDATION_FLAG,TRAILER_VALIDATION_FLAG) values (&quot;;[.A29];&quot;,'&quot;;[.B29];&quot;','&quot;;[.C29];&quot;','&quot;;[.D29];&quot;','&quot;;[.E29];&quot;','&quot;;[.F29];&quot;','&quot;;[.G29];&quot;','&quot;;[.H29];&quot;','&quot;;[.I29];&quot;','&quot;;[.J29];&quot;','&quot;;[.K29];&quot;','&quot;;[.L29];&quot;')&quot;)" office:value-type="string" office:string-value="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">
            <text:p>insert into INTERFACE_MASTER(INTERFACE_ID,INTERFACE_NAME,INTERFACE_TYPE,INTERFACE_DESCRIPTION,INPUTFILE_NAME_FORMAT,OUTPUTFILE_NAME_FORMAT,INPUTFILE_VERSION_NUMBER,OUTPUTFILE_VERSION_NUMBER,MIN_VERSION_NUMBER,MAX_VERSION_NUMBER,HEADER_VALIDATION_FLAG,TRAILER_VALIDATION_FLAG) values (,'','','','','','','','','','','')</text:p>
          </table:table-cell>
          <table:table-cell table:style-name="ce4" table:formula="of:=CONCATENATE([.M29];#REF!#REF!;&quot;','&quot;;[.L29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3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0];&quot;,'&quot;;[.B30];&quot;','&quot;;[.C30];&quot;','&quot;;[.D30];&quot;','&quot;;[.E30];&quot;','&quot;;[.F30];&quot;','&quot;;[.G30];&quot;','&quot;;[.H30];&quot;','&quot;;[.I30];&quot;','&quot;;[.J30];&quot;','&quot;;#REF!#REF!;&quot;','&quot;;[.K30];&quot;','&quot;;#REF!#REF!;&quot;','&quot;)" office:value-type="float" office:value="0">
            <text:p>#NAME?</text:p>
          </table:table-cell>
          <table:table-cell table:style-name="ce3"/>
          <table:table-cell table:style-name="ce7" office:value-type="string">
            <text:p><text:s/></text:p>
          </table:table-cell>
          <table:table-cell table:style-name="ce3" table:number-columns-repeated="1009"/>
        </table:table-row>
        <table:table-row table:style-name="ro3">
          <table:table-cell table:number-columns-repeated="11"/>
          <table:table-cell/>
          <table:table-cell table:style-name="ce3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1];&quot;,'&quot;;[.B31];&quot;','&quot;;[.C31];&quot;','&quot;;[.D31];&quot;','&quot;;[.E31];&quot;','&quot;;[.F31];&quot;','&quot;;[.G31];&quot;','&quot;;[.H31];&quot;','&quot;;[.I31];&quot;','&quot;;[.J31];&quot;','&quot;;#REF!#REF!;&quot;','&quot;;[.K31];&quot;','&quot;;#REF!#REF!;&quot;','&quot;)" office:value-type="float" office:value="0">
            <text:p>#NAME?</text:p>
          </table:table-cell>
          <table:table-cell table:style-name="ce3"/>
          <table:table-cell table:style-name="ce7" office:value-type="string">
            <text:p><text:s/></text:p>
          </table:table-cell>
          <table:table-cell table:style-name="ce3"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2];&quot;,'&quot;;[.B32];&quot;','&quot;;[.C32];&quot;','&quot;;[.D32];&quot;','&quot;;[.E32];&quot;','&quot;;[.F32];&quot;','&quot;;[.G32];&quot;','&quot;;[.H32];&quot;','&quot;;[.I32];&quot;','&quot;;[.J32];&quot;','&quot;;#REF!#REF!;&quot;','&quot;;[.K32];&quot;','&quot;;#REF!#REF!;&quot;','&quot;)" office:value-type="float" office:value="0">
            <text:p>#NAME?</text:p>
          </table:table-cell>
          <table:table-cell table:style-name="ce4" table:formula="of:=CONCATENATE([.M32];#REF!#REF!;&quot;','&quot;;[.L32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3];&quot;,'&quot;;[.B33];&quot;','&quot;;[.C33];&quot;','&quot;;[.D33];&quot;','&quot;;[.E33];&quot;','&quot;;[.F33];&quot;','&quot;;[.G33];&quot;','&quot;;[.H33];&quot;','&quot;;[.I33];&quot;','&quot;;[.J33];&quot;','&quot;;#REF!#REF!;&quot;','&quot;;[.K33];&quot;','&quot;;#REF!#REF!;&quot;','&quot;)" office:value-type="float" office:value="0">
            <text:p>#NAME?</text:p>
          </table:table-cell>
          <table:table-cell table:style-name="ce4" table:formula="of:=CONCATENATE([.M33];#REF!#REF!;&quot;','&quot;;[.L33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4];&quot;,'&quot;;[.B34];&quot;','&quot;;[.C34];&quot;','&quot;;[.D34];&quot;','&quot;;[.E34];&quot;','&quot;;[.F34];&quot;','&quot;;[.G34];&quot;','&quot;;[.H34];&quot;','&quot;;[.I34];&quot;','&quot;;[.J34];&quot;','&quot;;#REF!#REF!;&quot;','&quot;;[.K34];&quot;','&quot;;#REF!#REF!;&quot;','&quot;)" office:value-type="float" office:value="0">
            <text:p>#NAME?</text:p>
          </table:table-cell>
          <table:table-cell table:style-name="ce4" table:formula="of:=CONCATENATE([.M34];#REF!#REF!;&quot;','&quot;;[.L34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5];&quot;,'&quot;;[.B35];&quot;','&quot;;[.C35];&quot;','&quot;;[.D35];&quot;','&quot;;[.E35];&quot;','&quot;;[.F35];&quot;','&quot;;[.G35];&quot;','&quot;;[.H35];&quot;','&quot;;[.I35];&quot;','&quot;;[.J35];&quot;','&quot;;#REF!#REF!;&quot;','&quot;;[.K35];&quot;','&quot;;#REF!#REF!;&quot;','&quot;)" office:value-type="float" office:value="0">
            <text:p>#NAME?</text:p>
          </table:table-cell>
          <table:table-cell table:style-name="ce4" table:formula="of:=CONCATENATE([.M35];#REF!#REF!;&quot;','&quot;;[.L3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6];&quot;,'&quot;;[.B36];&quot;','&quot;;[.C36];&quot;','&quot;;[.D36];&quot;','&quot;;[.E36];&quot;','&quot;;[.F36];&quot;','&quot;;[.G36];&quot;','&quot;;[.H36];&quot;','&quot;;[.I36];&quot;','&quot;;[.J36];&quot;','&quot;;#REF!#REF!;&quot;','&quot;;[.K36];&quot;','&quot;;#REF!#REF!;&quot;','&quot;)" office:value-type="float" office:value="0">
            <text:p>#NAME?</text:p>
          </table:table-cell>
          <table:table-cell table:style-name="ce4" table:formula="of:=CONCATENATE([.M36];#REF!#REF!;&quot;','&quot;;[.L3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7];&quot;,'&quot;;[.B37];&quot;','&quot;;[.C37];&quot;','&quot;;[.D37];&quot;','&quot;;[.E37];&quot;','&quot;;[.F37];&quot;','&quot;;[.G37];&quot;','&quot;;[.H37];&quot;','&quot;;[.I37];&quot;','&quot;;[.J37];&quot;','&quot;;#REF!#REF!;&quot;','&quot;;[.K37];&quot;','&quot;;#REF!#REF!;&quot;','&quot;)" office:value-type="float" office:value="0">
            <text:p>#NAME?</text:p>
          </table:table-cell>
          <table:table-cell table:style-name="ce4" table:formula="of:=CONCATENATE([.M37];#REF!#REF!;&quot;','&quot;;[.L3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8];&quot;,'&quot;;[.B38];&quot;','&quot;;[.C38];&quot;','&quot;;[.D38];&quot;','&quot;;[.E38];&quot;','&quot;;[.F38];&quot;','&quot;;[.G38];&quot;','&quot;;[.H38];&quot;','&quot;;[.I38];&quot;','&quot;;[.J38];&quot;','&quot;;#REF!#REF!;&quot;','&quot;;[.K38];&quot;','&quot;;#REF!#REF!;&quot;','&quot;)" office:value-type="float" office:value="0">
            <text:p>#NAME?</text:p>
          </table:table-cell>
          <table:table-cell table:style-name="ce4" table:formula="of:=CONCATENATE([.M38];#REF!#REF!;&quot;','&quot;;[.L38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39];&quot;,'&quot;;[.B39];&quot;','&quot;;[.C39];&quot;','&quot;;[.D39];&quot;','&quot;;[.E39];&quot;','&quot;;[.F39];&quot;','&quot;;[.G39];&quot;','&quot;;[.H39];&quot;','&quot;;[.I39];&quot;','&quot;;[.J39];&quot;','&quot;;#REF!#REF!;&quot;','&quot;;[.K39];&quot;','&quot;;#REF!#REF!;&quot;','&quot;)" office:value-type="float" office:value="0">
            <text:p>#NAME?</text:p>
          </table:table-cell>
          <table:table-cell table:style-name="ce4" table:formula="of:=CONCATENATE([.M39];#REF!#REF!;&quot;','&quot;;[.L39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0];&quot;,'&quot;;[.B40];&quot;','&quot;;[.C40];&quot;','&quot;;[.D40];&quot;','&quot;;[.E40];&quot;','&quot;;[.F40];&quot;','&quot;;[.G40];&quot;','&quot;;[.H40];&quot;','&quot;;[.I40];&quot;','&quot;;[.J40];&quot;','&quot;;#REF!#REF!;&quot;','&quot;;[.K40];&quot;','&quot;;#REF!#REF!;&quot;','&quot;)" office:value-type="float" office:value="0">
            <text:p>#NAME?</text:p>
          </table:table-cell>
          <table:table-cell table:style-name="ce4" table:formula="of:=CONCATENATE([.M40];#REF!#REF!;&quot;','&quot;;[.L40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1];&quot;,'&quot;;[.B41];&quot;','&quot;;[.C41];&quot;','&quot;;[.D41];&quot;','&quot;;[.E41];&quot;','&quot;;[.F41];&quot;','&quot;;[.G41];&quot;','&quot;;[.H41];&quot;','&quot;;[.I41];&quot;','&quot;;[.J41];&quot;','&quot;;#REF!#REF!;&quot;','&quot;;[.K41];&quot;','&quot;;#REF!#REF!;&quot;','&quot;)" office:value-type="float" office:value="0">
            <text:p>#NAME?</text:p>
          </table:table-cell>
          <table:table-cell table:style-name="ce4" table:formula="of:=CONCATENATE([.M41];#REF!#REF!;&quot;','&quot;;[.L41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2];&quot;,'&quot;;[.B42];&quot;','&quot;;[.C42];&quot;','&quot;;[.D42];&quot;','&quot;;[.E42];&quot;','&quot;;[.F42];&quot;','&quot;;[.G42];&quot;','&quot;;[.H42];&quot;','&quot;;[.I42];&quot;','&quot;;[.J42];&quot;','&quot;;#REF!#REF!;&quot;','&quot;;[.K42];&quot;','&quot;;#REF!#REF!;&quot;','&quot;)" office:value-type="float" office:value="0">
            <text:p>#NAME?</text:p>
          </table:table-cell>
          <table:table-cell table:style-name="ce4" table:formula="of:=CONCATENATE([.M42];#REF!#REF!;&quot;','&quot;;[.L42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3];&quot;,'&quot;;[.B43];&quot;','&quot;;[.C43];&quot;','&quot;;[.D43];&quot;','&quot;;[.E43];&quot;','&quot;;[.F43];&quot;','&quot;;[.G43];&quot;','&quot;;[.H43];&quot;','&quot;;[.I43];&quot;','&quot;;[.J43];&quot;','&quot;;#REF!#REF!;&quot;','&quot;;[.K43];&quot;','&quot;;#REF!#REF!;&quot;','&quot;)" office:value-type="float" office:value="0">
            <text:p>#NAME?</text:p>
          </table:table-cell>
          <table:table-cell table:style-name="ce4" table:formula="of:=CONCATENATE([.M43];#REF!#REF!;&quot;','&quot;;[.L43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4];&quot;,'&quot;;[.B44];&quot;','&quot;;[.C44];&quot;','&quot;;[.D44];&quot;','&quot;;[.E44];&quot;','&quot;;[.F44];&quot;','&quot;;[.G44];&quot;','&quot;;[.H44];&quot;','&quot;;[.I44];&quot;','&quot;;[.J44];&quot;','&quot;;#REF!#REF!;&quot;','&quot;;[.K44];&quot;','&quot;;#REF!#REF!;&quot;','&quot;)" office:value-type="float" office:value="0">
            <text:p>#NAME?</text:p>
          </table:table-cell>
          <table:table-cell table:style-name="ce4" table:formula="of:=CONCATENATE([.M44];#REF!#REF!;&quot;','&quot;;[.L44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5];&quot;,'&quot;;[.B45];&quot;','&quot;;[.C45];&quot;','&quot;;[.D45];&quot;','&quot;;[.E45];&quot;','&quot;;[.F45];&quot;','&quot;;[.G45];&quot;','&quot;;[.H45];&quot;','&quot;;[.I45];&quot;','&quot;;[.J45];&quot;','&quot;;#REF!#REF!;&quot;','&quot;;[.K45];&quot;','&quot;;#REF!#REF!;&quot;','&quot;)" office:value-type="float" office:value="0">
            <text:p>#NAME?</text:p>
          </table:table-cell>
          <table:table-cell table:style-name="ce4" table:formula="of:=CONCATENATE([.M45];#REF!#REF!;&quot;','&quot;;[.L4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6];&quot;,'&quot;;[.B46];&quot;','&quot;;[.C46];&quot;','&quot;;[.D46];&quot;','&quot;;[.E46];&quot;','&quot;;[.F46];&quot;','&quot;;[.G46];&quot;','&quot;;[.H46];&quot;','&quot;;[.I46];&quot;','&quot;;[.J46];&quot;','&quot;;#REF!#REF!;&quot;','&quot;;[.K46];&quot;','&quot;;#REF!#REF!;&quot;','&quot;)" office:value-type="float" office:value="0">
            <text:p>#NAME?</text:p>
          </table:table-cell>
          <table:table-cell table:style-name="ce4" table:formula="of:=CONCATENATE([.M46];#REF!#REF!;&quot;','&quot;;[.L4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7];&quot;,'&quot;;[.B47];&quot;','&quot;;[.C47];&quot;','&quot;;[.D47];&quot;','&quot;;[.E47];&quot;','&quot;;[.F47];&quot;','&quot;;[.G47];&quot;','&quot;;[.H47];&quot;','&quot;;[.I47];&quot;','&quot;;[.J47];&quot;','&quot;;#REF!#REF!;&quot;','&quot;;[.K47];&quot;','&quot;;#REF!#REF!;&quot;','&quot;)" office:value-type="float" office:value="0">
            <text:p>#NAME?</text:p>
          </table:table-cell>
          <table:table-cell table:style-name="ce4" table:formula="of:=CONCATENATE([.M47];#REF!#REF!;&quot;','&quot;;[.L4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8];&quot;,'&quot;;[.B48];&quot;','&quot;;[.C48];&quot;','&quot;;[.D48];&quot;','&quot;;[.E48];&quot;','&quot;;[.F48];&quot;','&quot;;[.G48];&quot;','&quot;;[.H48];&quot;','&quot;;[.I48];&quot;','&quot;;[.J48];&quot;','&quot;;#REF!#REF!;&quot;','&quot;;[.K48];&quot;','&quot;;#REF!#REF!;&quot;','&quot;)" office:value-type="float" office:value="0">
            <text:p>#NAME?</text:p>
          </table:table-cell>
          <table:table-cell table:style-name="ce4" table:formula="of:=CONCATENATE([.M48];#REF!#REF!;&quot;','&quot;;[.L48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49];&quot;,'&quot;;[.B49];&quot;','&quot;;[.C49];&quot;','&quot;;[.D49];&quot;','&quot;;[.E49];&quot;','&quot;;[.F49];&quot;','&quot;;[.G49];&quot;','&quot;;[.H49];&quot;','&quot;;[.I49];&quot;','&quot;;[.J49];&quot;','&quot;;#REF!#REF!;&quot;','&quot;;[.K49];&quot;','&quot;;#REF!#REF!;&quot;','&quot;)" office:value-type="float" office:value="0">
            <text:p>#NAME?</text:p>
          </table:table-cell>
          <table:table-cell table:style-name="ce4" table:formula="of:=CONCATENATE([.M49];#REF!#REF!;&quot;','&quot;;[.L49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0];&quot;,'&quot;;[.B50];&quot;','&quot;;[.C50];&quot;','&quot;;[.D50];&quot;','&quot;;[.E50];&quot;','&quot;;[.F50];&quot;','&quot;;[.G50];&quot;','&quot;;[.H50];&quot;','&quot;;[.I50];&quot;','&quot;;[.J50];&quot;','&quot;;#REF!#REF!;&quot;','&quot;;[.K50];&quot;','&quot;;#REF!#REF!;&quot;','&quot;)" office:value-type="float" office:value="0">
            <text:p>#NAME?</text:p>
          </table:table-cell>
          <table:table-cell table:style-name="ce4" table:formula="of:=CONCATENATE([.M50];#REF!#REF!;&quot;','&quot;;[.L50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1];&quot;,'&quot;;[.B51];&quot;','&quot;;[.C51];&quot;','&quot;;[.D51];&quot;','&quot;;[.E51];&quot;','&quot;;[.F51];&quot;','&quot;;[.G51];&quot;','&quot;;[.H51];&quot;','&quot;;[.I51];&quot;','&quot;;[.J51];&quot;','&quot;;#REF!#REF!;&quot;','&quot;;[.K51];&quot;','&quot;;#REF!#REF!;&quot;','&quot;)" office:value-type="float" office:value="0">
            <text:p>#NAME?</text:p>
          </table:table-cell>
          <table:table-cell table:style-name="ce4" table:formula="of:=CONCATENATE([.M51];#REF!#REF!;&quot;','&quot;;[.L51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2];&quot;,'&quot;;[.B52];&quot;','&quot;;[.C52];&quot;','&quot;;[.D52];&quot;','&quot;;[.E52];&quot;','&quot;;[.F52];&quot;','&quot;;[.G52];&quot;','&quot;;[.H52];&quot;','&quot;;[.I52];&quot;','&quot;;[.J52];&quot;','&quot;;#REF!#REF!;&quot;','&quot;;[.K52];&quot;','&quot;;#REF!#REF!;&quot;','&quot;)" office:value-type="float" office:value="0">
            <text:p>#NAME?</text:p>
          </table:table-cell>
          <table:table-cell table:style-name="ce4" table:formula="of:=CONCATENATE([.M52];#REF!#REF!;&quot;','&quot;;[.L52];&quot;',&quot;;#REF!#REF!;&quot;);&quot;)" office:value-type="float" office:value="0">
            <text:p>#NAME?</text:p>
          </table:table-cell>
          <table:table-cell table:number-columns-repeated="1010"/>
        </table:table-row>
        <table:table-row table:style-name="ro3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4];&quot;,'&quot;;[.B54];&quot;','&quot;;[.C54];&quot;','&quot;;[.D54];&quot;','&quot;;[.E54];&quot;','&quot;;[.F54];&quot;','&quot;;[.G54];&quot;','&quot;;[.H54];&quot;','&quot;;[.I54];&quot;','&quot;;[.J54];&quot;','&quot;;#REF!#REF!;&quot;','&quot;;[.K54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5];&quot;,'&quot;;[.B55];&quot;','&quot;;[.C55];&quot;','&quot;;[.D55];&quot;','&quot;;[.E55];&quot;','&quot;;[.F55];&quot;','&quot;;[.G55];&quot;','&quot;;[.H55];&quot;','&quot;;[.I55];&quot;','&quot;;[.J55];&quot;','&quot;;#REF!#REF!;&quot;','&quot;;[.K55];&quot;','&quot;;#REF!#REF!;&quot;','&quot;)" office:value-type="float" office:value="0">
            <text:p>#NAME?</text:p>
          </table:table-cell>
          <table:table-cell table:style-name="ce4" table:formula="of:=CONCATENATE([.M55];#REF!#REF!;&quot;','&quot;;[.L5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6];&quot;,'&quot;;[.B56];&quot;','&quot;;[.C56];&quot;','&quot;;[.D56];&quot;','&quot;;[.E56];&quot;','&quot;;[.F56];&quot;','&quot;;[.G56];&quot;','&quot;;[.H56];&quot;','&quot;;[.I56];&quot;','&quot;;[.J56];&quot;','&quot;;#REF!#REF!;&quot;','&quot;;[.K56];&quot;','&quot;;#REF!#REF!;&quot;','&quot;)" office:value-type="float" office:value="0">
            <text:p>#NAME?</text:p>
          </table:table-cell>
          <table:table-cell table:style-name="ce4" table:formula="of:=CONCATENATE([.M56];#REF!#REF!;&quot;','&quot;;[.L5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7];&quot;,'&quot;;[.B57];&quot;','&quot;;[.C57];&quot;','&quot;;[.D57];&quot;','&quot;;[.E57];&quot;','&quot;;[.F57];&quot;','&quot;;[.G57];&quot;','&quot;;[.H57];&quot;','&quot;;[.I57];&quot;','&quot;;[.J57];&quot;','&quot;;#REF!#REF!;&quot;','&quot;;[.K57];&quot;','&quot;;#REF!#REF!;&quot;','&quot;)" office:value-type="float" office:value="0">
            <text:p>#NAME?</text:p>
          </table:table-cell>
          <table:table-cell table:style-name="ce4" table:formula="of:=CONCATENATE([.M57];#REF!#REF!;&quot;','&quot;;[.L5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8];&quot;,'&quot;;[.B58];&quot;','&quot;;[.C58];&quot;','&quot;;[.D58];&quot;','&quot;;[.E58];&quot;','&quot;;[.F58];&quot;','&quot;;[.G58];&quot;','&quot;;[.H58];&quot;','&quot;;[.I58];&quot;','&quot;;[.J58];&quot;','&quot;;#REF!#REF!;&quot;','&quot;;[.K58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59];&quot;,'&quot;;[.B59];&quot;','&quot;;[.C59];&quot;','&quot;;[.D59];&quot;','&quot;;[.E59];&quot;','&quot;;[.F59];&quot;','&quot;;[.G59];&quot;','&quot;;[.H59];&quot;','&quot;;[.I59];&quot;','&quot;;[.J59];&quot;','&quot;;#REF!#REF!;&quot;','&quot;;[.K59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0];&quot;,'&quot;;[.B60];&quot;','&quot;;[.C60];&quot;','&quot;;[.D60];&quot;','&quot;;[.E60];&quot;','&quot;;[.F60];&quot;','&quot;;[.G60];&quot;','&quot;;[.H60];&quot;','&quot;;[.I60];&quot;','&quot;;[.J60];&quot;','&quot;;#REF!#REF!;&quot;','&quot;;[.K60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1];&quot;,'&quot;;[.B61];&quot;','&quot;;[.C61];&quot;','&quot;;[.D61];&quot;','&quot;;[.E61];&quot;','&quot;;[.F61];&quot;','&quot;;[.G61];&quot;','&quot;;[.H61];&quot;','&quot;;[.I61];&quot;','&quot;;[.J61];&quot;','&quot;;#REF!#REF!;&quot;','&quot;;[.K61];&quot;','&quot;;#REF!#REF!;&quot;','&quot;)" office:value-type="float" office:value="0">
            <text:p>#NAME?</text:p>
          </table:table-cell>
          <table:table-cell table:style-name="ce4" table:formula="of:=CONCATENATE([.M61];#REF!#REF!;&quot;','&quot;;[.L61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2];&quot;,'&quot;;[.B62];&quot;','&quot;;[.C62];&quot;','&quot;;[.D62];&quot;','&quot;;[.E62];&quot;','&quot;;[.F62];&quot;','&quot;;[.G62];&quot;','&quot;;[.H62];&quot;','&quot;;[.I62];&quot;','&quot;;[.J62];&quot;','&quot;;#REF!#REF!;&quot;','&quot;;[.K62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3];&quot;,'&quot;;[.B63];&quot;','&quot;;[.C63];&quot;','&quot;;[.D63];&quot;','&quot;;[.E63];&quot;','&quot;;[.F63];&quot;','&quot;;[.G63];&quot;','&quot;;[.H63];&quot;','&quot;;[.I63];&quot;','&quot;;[.J63];&quot;','&quot;;#REF!#REF!;&quot;','&quot;;[.K63];&quot;','&quot;;#REF!#REF!;&quot;','&quot;)" office:value-type="float" office:value="0">
            <text:p>#NAME?</text:p>
          </table:table-cell>
          <table:table-cell table:style-name="ce4" table:formula="of:=CONCATENATE([.M63];#REF!#REF!;&quot;','&quot;;[.L63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4];&quot;,'&quot;;[.B64];&quot;','&quot;;[.C64];&quot;','&quot;;[.D64];&quot;','&quot;;[.E64];&quot;','&quot;;[.F64];&quot;','&quot;;[.G64];&quot;','&quot;;[.H64];&quot;','&quot;;[.I64];&quot;','&quot;;[.J64];&quot;','&quot;;#REF!#REF!;&quot;','&quot;;[.K64];&quot;','&quot;;#REF!#REF!;&quot;','&quot;)" office:value-type="float" office:value="0">
            <text:p>#NAME?</text:p>
          </table:table-cell>
          <table:table-cell table:style-name="ce4" table:formula="of:=CONCATENATE([.M64];#REF!#REF!;&quot;','&quot;;[.L64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5];&quot;,'&quot;;[.B65];&quot;','&quot;;[.C65];&quot;','&quot;;[.D65];&quot;','&quot;;[.E65];&quot;','&quot;;[.F65];&quot;','&quot;;[.G65];&quot;','&quot;;[.H65];&quot;','&quot;;[.I65];&quot;','&quot;;[.J65];&quot;','&quot;;#REF!#REF!;&quot;','&quot;;[.K65];&quot;','&quot;;#REF!#REF!;&quot;','&quot;)" office:value-type="float" office:value="0">
            <text:p>#NAME?</text:p>
          </table:table-cell>
          <table:table-cell table:style-name="ce4" table:formula="of:=CONCATENATE([.M65];#REF!#REF!;&quot;','&quot;;[.L65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6];&quot;,'&quot;;[.B66];&quot;','&quot;;[.C66];&quot;','&quot;;[.D66];&quot;','&quot;;[.E66];&quot;','&quot;;[.F66];&quot;','&quot;;[.G66];&quot;','&quot;;[.H66];&quot;','&quot;;[.I66];&quot;','&quot;;[.J66];&quot;','&quot;;#REF!#REF!;&quot;','&quot;;[.K66];&quot;','&quot;;#REF!#REF!;&quot;','&quot;)" office:value-type="float" office:value="0">
            <text:p>#NAME?</text:p>
          </table:table-cell>
          <table:table-cell table:style-name="ce4" table:formula="of:=CONCATENATE([.M66];#REF!#REF!;&quot;','&quot;;[.L66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7];&quot;,'&quot;;[.B67];&quot;','&quot;;[.C67];&quot;','&quot;;[.D67];&quot;','&quot;;[.E67];&quot;','&quot;;[.F67];&quot;','&quot;;[.G67];&quot;','&quot;;[.H67];&quot;','&quot;;[.I67];&quot;','&quot;;[.J67];&quot;','&quot;;#REF!#REF!;&quot;','&quot;;[.K67];&quot;','&quot;;#REF!#REF!;&quot;','&quot;)" office:value-type="float" office:value="0">
            <text:p>#NAME?</text:p>
          </table:table-cell>
          <table:table-cell table:style-name="ce4" table:formula="of:=CONCATENATE([.M67];#REF!#REF!;&quot;','&quot;;[.L67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8];&quot;,'&quot;;[.B68];&quot;','&quot;;[.C68];&quot;','&quot;;[.D68];&quot;','&quot;;[.E68];&quot;','&quot;;[.F68];&quot;','&quot;;[.G68];&quot;','&quot;;[.H68];&quot;','&quot;;[.I68];&quot;','&quot;;[.J68];&quot;','&quot;;#REF!#REF!;&quot;','&quot;;[.K68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69];&quot;,'&quot;;[.B69];&quot;','&quot;;[.C69];&quot;','&quot;;[.D69];&quot;','&quot;;[.E69];&quot;','&quot;;[.F69];&quot;','&quot;;[.G69];&quot;','&quot;;[.H69];&quot;','&quot;;[.I69];&quot;','&quot;;[.J69];&quot;','&quot;;#REF!#REF!;&quot;','&quot;;[.K69];&quot;','&quot;;#REF!#REF!;&quot;','&quot;)" office:value-type="float" office:value="0">
            <text:p>#NAME?</text:p>
          </table:table-cell>
          <table:table-cell table:style-name="ce4" table:formula="of:=CONCATENATE([.M69];#REF!#REF!;&quot;','&quot;;[.L69];&quot;',&quot;;#REF!#REF!;&quot;);&quot;)" office:value-type="float" office:value="0">
            <text:p>#NAME?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0];&quot;,'&quot;;[.B70];&quot;','&quot;;[.C70];&quot;','&quot;;[.D70];&quot;','&quot;;[.E70];&quot;','&quot;;[.F70];&quot;','&quot;;[.G70];&quot;','&quot;;[.H70];&quot;','&quot;;[.I70];&quot;','&quot;;[.J70];&quot;','&quot;;#REF!#REF!;&quot;','&quot;;[.K70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1];&quot;,'&quot;;[.B71];&quot;','&quot;;[.C71];&quot;','&quot;;[.D71];&quot;','&quot;;[.E71];&quot;','&quot;;[.F71];&quot;','&quot;;[.G71];&quot;','&quot;;[.H71];&quot;','&quot;;[.I71];&quot;','&quot;;[.J71];&quot;','&quot;;#REF!#REF!;&quot;','&quot;;[.K71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2];&quot;,'&quot;;[.B72];&quot;','&quot;;[.C72];&quot;','&quot;;[.D72];&quot;','&quot;;[.E72];&quot;','&quot;;[.F72];&quot;','&quot;;[.G72];&quot;','&quot;;[.H72];&quot;','&quot;;[.I72];&quot;','&quot;;[.J72];&quot;','&quot;;#REF!#REF!;&quot;','&quot;;[.K72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3];&quot;,'&quot;;[.B73];&quot;','&quot;;[.C73];&quot;','&quot;;[.D73];&quot;','&quot;;[.E73];&quot;','&quot;;[.F73];&quot;','&quot;;[.G73];&quot;','&quot;;[.H73];&quot;','&quot;;[.I73];&quot;','&quot;;[.J73];&quot;','&quot;;#REF!#REF!;&quot;','&quot;;[.K73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4];&quot;,'&quot;;[.B74];&quot;','&quot;;[.C74];&quot;','&quot;;[.D74];&quot;','&quot;;[.E74];&quot;','&quot;;[.F74];&quot;','&quot;;[.G74];&quot;','&quot;;[.H74];&quot;','&quot;;[.I74];&quot;','&quot;;[.J74];&quot;','&quot;;#REF!#REF!;&quot;','&quot;;[.K74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5];&quot;,'&quot;;[.B75];&quot;','&quot;;[.C75];&quot;','&quot;;[.D75];&quot;','&quot;;[.E75];&quot;','&quot;;[.F75];&quot;','&quot;;[.G75];&quot;','&quot;;[.H75];&quot;','&quot;;[.I75];&quot;','&quot;;[.J75];&quot;','&quot;;#REF!#REF!;&quot;','&quot;;[.K75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6];&quot;,'&quot;;[.B76];&quot;','&quot;;[.C76];&quot;','&quot;;[.D76];&quot;','&quot;;[.E76];&quot;','&quot;;[.F76];&quot;','&quot;;[.G76];&quot;','&quot;;[.H76];&quot;','&quot;;[.I76];&quot;','&quot;;[.J76];&quot;','&quot;;#REF!#REF!;&quot;','&quot;;[.K76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7];&quot;,'&quot;;[.B77];&quot;','&quot;;[.C77];&quot;','&quot;;[.D77];&quot;','&quot;;[.E77];&quot;','&quot;;[.F77];&quot;','&quot;;[.G77];&quot;','&quot;;[.H77];&quot;','&quot;;[.I77];&quot;','&quot;;[.J77];&quot;','&quot;;#REF!#REF!;&quot;','&quot;;[.K77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8];&quot;,'&quot;;[.B78];&quot;','&quot;;[.C78];&quot;','&quot;;[.D78];&quot;','&quot;;[.E78];&quot;','&quot;;[.F78];&quot;','&quot;;[.G78];&quot;','&quot;;[.H78];&quot;','&quot;;[.I78];&quot;','&quot;;[.J78];&quot;','&quot;;#REF!#REF!;&quot;','&quot;;[.K78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79];&quot;,'&quot;;[.B79];&quot;','&quot;;[.C79];&quot;','&quot;;[.D79];&quot;','&quot;;[.E79];&quot;','&quot;;[.F79];&quot;','&quot;;[.G79];&quot;','&quot;;[.H79];&quot;','&quot;;[.I79];&quot;','&quot;;[.J79];&quot;','&quot;;#REF!#REF!;&quot;','&quot;;[.K79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0];&quot;,'&quot;;[.B80];&quot;','&quot;;[.C80];&quot;','&quot;;[.D80];&quot;','&quot;;[.E80];&quot;','&quot;;[.F80];&quot;','&quot;;[.G80];&quot;','&quot;;[.H80];&quot;','&quot;;[.I80];&quot;','&quot;;[.J80];&quot;','&quot;;#REF!#REF!;&quot;','&quot;;[.K80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1];&quot;,'&quot;;[.B81];&quot;','&quot;;[.C81];&quot;','&quot;;[.D81];&quot;','&quot;;[.E81];&quot;','&quot;;[.F81];&quot;','&quot;;[.G81];&quot;','&quot;;[.H81];&quot;','&quot;;[.I81];&quot;','&quot;;[.J81];&quot;','&quot;;#REF!#REF!;&quot;','&quot;;[.K81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2];&quot;,'&quot;;[.B82];&quot;','&quot;;[.C82];&quot;','&quot;;[.D82];&quot;','&quot;;[.E82];&quot;','&quot;;[.F82];&quot;','&quot;;[.G82];&quot;','&quot;;[.H82];&quot;','&quot;;[.I82];&quot;','&quot;;[.J82];&quot;','&quot;;#REF!#REF!;&quot;','&quot;;[.K82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3];&quot;,'&quot;;[.B83];&quot;','&quot;;[.C83];&quot;','&quot;;[.D83];&quot;','&quot;;[.E83];&quot;','&quot;;[.F83];&quot;','&quot;;[.G83];&quot;','&quot;;[.H83];&quot;','&quot;;[.I83];&quot;','&quot;;[.J83];&quot;','&quot;;#REF!#REF!;&quot;','&quot;;[.K83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4];&quot;,'&quot;;[.B84];&quot;','&quot;;[.C84];&quot;','&quot;;[.D84];&quot;','&quot;;[.E84];&quot;','&quot;;[.F84];&quot;','&quot;;[.G84];&quot;','&quot;;[.H84];&quot;','&quot;;[.I84];&quot;','&quot;;[.J84];&quot;','&quot;;#REF!#REF!;&quot;','&quot;;[.K84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5];&quot;,'&quot;;[.B85];&quot;','&quot;;[.C85];&quot;','&quot;;[.D85];&quot;','&quot;;[.E85];&quot;','&quot;;[.F85];&quot;','&quot;;[.G85];&quot;','&quot;;[.H85];&quot;','&quot;;[.I85];&quot;','&quot;;[.J85];&quot;','&quot;;#REF!#REF!;&quot;','&quot;;[.K85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6];&quot;,'&quot;;[.B86];&quot;','&quot;;[.C86];&quot;','&quot;;[.D86];&quot;','&quot;;[.E86];&quot;','&quot;;[.F86];&quot;','&quot;;[.G86];&quot;','&quot;;[.H86];&quot;','&quot;;[.I86];&quot;','&quot;;[.J86];&quot;','&quot;;#REF!#REF!;&quot;','&quot;;[.K86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1"/>
          <table:table-cell/>
          <table:table-cell table:style-name="ce4" table:formula="of:=CONCATENATE(&quot;insert into INTERFACE_MASTER(INTERFACE_NUMBER,INTERFACE_CODE,INTERFACE_SUB_CODE,INTERFACE_TYPE,INTERFACE_NAME,INPUTFILE_NAME_FORMAT,OUTPUTFILE_NAME_FORMAT,VERSION_NUMBER,MIN_VERSION_NUMBER,&quot;;&quot;MAX_VERSION_NUMBER,HASH_VALIDATION_FLAG,HEADER_VALIDATION_FLAG,STAGING_TABLE_NAME,ARCHIVE_FILE_PURGE_DAYS,TRAILER_VALIDATION_FLAG,CREATE_DTTM) values (&quot;;[.A87];&quot;,'&quot;;[.B87];&quot;','&quot;;[.C87];&quot;','&quot;;[.D87];&quot;','&quot;;[.E87];&quot;','&quot;;[.F87];&quot;','&quot;;[.G87];&quot;','&quot;;[.H87];&quot;','&quot;;[.I87];&quot;','&quot;;[.J87];&quot;','&quot;;#REF!#REF!;&quot;','&quot;;[.K87];&quot;','&quot;;#REF!#REF!;&quot;','&quot;)" office:value-type="float" office:value="0">
            <text:p>#NAME?</text:p>
          </table:table-cell>
          <table:table-cell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4"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 table:number-columns-repeated="14"/>
          <table:table-cell office:value-type="string">
            <text:p><text:s/></text:p>
          </table:table-cell>
          <table:table-cell table:number-columns-repeated="1009"/>
        </table:table-row>
        <table:table-row table:style-name="ro3" table:number-rows-repeated="65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0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ce10"/>
        <table:table-column table:style-name="co9" table:number-columns-repeated="2" table:default-cell-style-name="Default"/>
        <table:table-column table:style-name="co30" table:default-cell-style-name="Default"/>
        <table:table-column table:style-name="co9" table:number-columns-repeated="1002" table:default-cell-style-name="Default"/>
        <table:table-row table:style-name="ro4">
          <table:table-cell table:style-name="ce1" office:value-type="string">
            <text:p>FIELD_ID</text:p>
          </table:table-cell>
          <table:table-cell table:style-name="ce1" office:value-type="string">
            <text:p>INTERFACE_ID</text:p>
          </table:table-cell>
          <table:table-cell table:style-name="ce1" office:value-type="string">
            <text:p>FIELD_NAME</text:p>
          </table:table-cell>
          <table:table-cell table:style-name="ce1" office:value-type="string">
            <text:p>FIELD_DESCRIPTION</text:p>
          </table:table-cell>
          <table:table-cell table:style-name="ce9" office:value-type="string">
            <text:p>SOURCE_COLUMN</text:p>
          </table:table-cell>
          <table:table-cell table:style-name="ce1" office:value-type="string">
            <text:p>SOURCE</text:p>
          </table:table-cell>
          <table:table-cell table:style-name="ce9" office:value-type="string">
            <text:p>TARGET_COLUMN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TRUNCATE_FLAG</text:p>
          </table:table-cell>
          <table:table-cell table:style-name="ce1" office:value-type="string">
            <text:p>FIELD_TYPE</text:p>
          </table:table-cell>
          <table:table-cell table:style-name="ce1" office:value-type="string">
            <text:p>DATA_FORMATTING_STRING</text:p>
          </table:table-cell>
          <table:table-cell table:style-name="ce1" office:value-type="string">
            <text:p>JAVA_FORMATTING_STRING</text:p>
          </table:table-cell>
          <table:table-cell table:style-name="ce1" office:value-type="string">
            <text:p>INPUT_FIELD_LENGTH</text:p>
          </table:table-cell>
          <table:table-cell table:style-name="ce1" office:value-type="string">
            <text:p>OUTPUT_FIELD_LENGTH</text:p>
          </table:table-cell>
          <table:table-cell table:style-name="ce1" office:value-type="string">
            <text:p>RECORD_LEVEL</text:p>
          </table:table-cell>
          <table:table-cell table:style-name="ce1" office:value-type="string">
            <text:p>INPUT_POSITION</text:p>
          </table:table-cell>
          <table:table-cell table:style-name="ce1" office:value-type="string">
            <text:p>OUTPUT_POSITION</text:p>
          </table:table-cell>
          <table:table-cell table:style-name="ce1" office:value-type="string">
            <text:p>ALIGNMENT_IND</text:p>
          </table:table-cell>
          <table:table-cell table:style-name="ce9" office:value-type="string">
            <text:p>insert query</text:p>
          </table:table-cell>
          <table:table-cell table:number-columns-repeated="100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ID</text:p>
          </table:table-cell>
          <table:table-cell office:value-type="string">
            <text:p>H*</text:p>
          </table:table-cell>
          <table:table-cell office:value-type="string">
            <text:p>ID</text:p>
          </table:table-cell>
          <table:table-cell office:value-type="string">
            <text:p>TARGET_TABLE</text:p>
          </table:table-cell>
          <table:table-cell/>
          <table:table-cell office:value-type="string">
            <text:p>H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2];&quot;','&quot;;[.B2];&quot;','&quot;;[.C2];&quot;','&quot;;[.D2];&quot;','&quot;;[.E2];&quot;','&quot;;[.F2];&quot;','&quot;;[.H2];&quot;','&quot;;[.G2];&quot;','&quot;;[.I2];&quot;','&quot;;[.J2];&quot;','&quot;;[.K2];&quot;','&quot;;[.L2];&quot;','&quot;;[.M2];&quot;','&quot;;[.N2];&quot;','&quot;;[.O2];&quot;','&quot;;[.P2];&quot;','&quot;;[.Q2];&quot;','&quot;;[.R2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','2','ID','ID','ID','H*','TARGET_TABLE','ID','','H','','','1','1','0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','2','ID','ID','ID','H*','TARGET_TABLE','ID','','H','','','1','1','0','1','1','L');</text:p>
          </table:table-cell>
          <table:table-cell table:style-name="ce4" table:formula="of:=SUM([.P2:.Q2])" office:value-type="float" office:value="2">
            <text:p>2</text:p>
          </table:table-cell>
          <table:table-cell/>
          <table:table-cell table:formula="of:=CONCATENATE([.G2];&quot; varchar2(&quot;;[.N2];&quot;),&quot;)" office:value-type="string" office:string-value="ID varchar2(1),">
            <text:p>ID varchar2(1),</text:p>
          </table:table-cell>
          <table:table-cell table:number-columns-repeated="1002"/>
        </table:table-row>
        <table:table-row table:style-name="ro3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NAME</text:p>
          </table:table-cell>
          <table:table-cell office:value-type="string">
            <text:p>VERSION_NUMBER</text:p>
          </table:table-cell>
          <table:table-cell office:value-type="string">
            <text:p>H*</text:p>
          </table:table-cell>
          <table:table-cell office:value-type="string">
            <text:p>NAME</text:p>
          </table:table-cell>
          <table:table-cell office:value-type="string">
            <text:p>TARGET_TABLE</text:p>
          </table:table-cell>
          <table:table-cell/>
          <table:table-cell office:value-type="string">
            <text:p>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3];&quot;','&quot;;[.B3];&quot;','&quot;;[.C3];&quot;','&quot;;[.D3];&quot;','&quot;;[.E3];&quot;','&quot;;[.F3];&quot;','&quot;;[.H3];&quot;','&quot;;[.G3];&quot;','&quot;;[.I3];&quot;','&quot;;[.J3];&quot;','&quot;;[.K3];&quot;','&quot;;[.L3];&quot;','&quot;;[.M3];&quot;','&quot;;[.N3];&quot;','&quot;;[.O3];&quot;','&quot;;[.P3];&quot;','&quot;;[.Q3];&quot;','&quot;;[.R3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2','2','NAME','NAME','VERSION_NUMBER','H*','TARGET_TABLE','NAME','','H','','','5','5','0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2','2','NAME','NAME','VERSION_NUMBER','H*','TARGET_TABLE','NAME','','H','','','5','5','0','2','2','L');</text:p>
          </table:table-cell>
          <table:table-cell table:style-name="ce4" table:formula="of:=SUM([.P3:.Q3])" office:value-type="float" office:value="4">
            <text:p>4</text:p>
          </table:table-cell>
          <table:table-cell/>
          <table:table-cell table:formula="of:=CONCATENATE([.G3];&quot; varchar2(&quot;;[.N3];&quot;),&quot;)" office:value-type="string" office:string-value="NAME varchar2(5),">
            <text:p>NAME varchar2(5),</text:p>
          </table:table-cell>
          <table:table-cell table:number-columns-repeated="100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DETAIL_INDENTIFIER</text:p>
          </table:table-cell>
          <table:table-cell table:style-name="Default" office:value-type="string">
            <text:p>DETAIL_INDENTIFIER</text:p>
          </table:table-cell>
          <table:table-cell office:value-type="string">
            <text:p>D*</text:p>
          </table:table-cell>
          <table:table-cell office:value-type="string">
            <text:p>DETAIL_INDENTIFIER</text:p>
          </table:table-cell>
          <table:table-cell office:value-type="string">
            <text:p>TARGET_TABLE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4];&quot;','&quot;;[.B4];&quot;','&quot;;[.C4];&quot;','&quot;;[.D4];&quot;','&quot;;[.E4];&quot;','&quot;;[.F4];&quot;','&quot;;[.H4];&quot;','&quot;;[.G4];&quot;','&quot;;[.I4];&quot;','&quot;;[.J4];&quot;','&quot;;[.K4];&quot;','&quot;;[.L4];&quot;','&quot;;[.M4];&quot;','&quot;;[.N4];&quot;','&quot;;[.O4];&quot;','&quot;;[.P4];&quot;','&quot;;[.Q4];&quot;','&quot;;[.R4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3','2','DETAIL_INDENTIFIER','DETAIL_INDENTIFIER','DETAIL_INDENTIFIER','D*','TARGET_TABLE','DETAIL_INDENTIFIER','','D','','','1','1','1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3','2','DETAIL_INDENTIFIER','DETAIL_INDENTIFIER','DETAIL_INDENTIFIER','D*','TARGET_TABLE','DETAIL_INDENTIFIER','','D','','','1','1','1','1','1','L');</text:p>
          </table:table-cell>
          <table:table-cell table:style-name="ce4" table:formula="of:=SUM([.P4:.Q4])" office:value-type="float" office:value="2">
            <text:p>2</text:p>
          </table:table-cell>
          <table:table-cell/>
          <table:table-cell table:formula="of:=CONCATENATE([.G4];&quot; varchar2(&quot;;[.N4];&quot;),&quot;)" office:value-type="string" office:string-value="DETAIL_INDENTIFIER varchar2(1),">
            <text:p>DETAIL_INDENTIFIER varchar2(1),</text:p>
          </table:table-cell>
          <table:table-cell table:number-columns-repeated="100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ORDER_ID</text:p>
          </table:table-cell>
          <table:table-cell table:style-name="Default" office:value-type="string">
            <text:p>ORDER_ID</text:p>
          </table:table-cell>
          <table:table-cell office:value-type="string">
            <text:p>D*</text:p>
          </table:table-cell>
          <table:table-cell office:value-type="string">
            <text:p>ORDER_ID</text:p>
          </table:table-cell>
          <table:table-cell office:value-type="string">
            <text:p>TARGET_TABLE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5];&quot;','&quot;;[.B5];&quot;','&quot;;[.C5];&quot;','&quot;;[.D5];&quot;','&quot;;[.E5];&quot;','&quot;;[.F5];&quot;','&quot;;[.H5];&quot;','&quot;;[.G5];&quot;','&quot;;[.I5];&quot;','&quot;;[.J5];&quot;','&quot;;[.K5];&quot;','&quot;;[.L5];&quot;','&quot;;[.M5];&quot;','&quot;;[.N5];&quot;','&quot;;[.O5];&quot;','&quot;;[.P5];&quot;','&quot;;[.Q5];&quot;','&quot;;[.R5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4','2','ORDER_ID','ORDER_ID','ORDER_ID','D*','TARGET_TABLE','ORDER_ID','','D','','','5','5','1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4','2','ORDER_ID','ORDER_ID','ORDER_ID','D*','TARGET_TABLE','ORDER_ID','','D','','','5','5','1','2','2','L');</text:p>
          </table:table-cell>
          <table:table-cell table:style-name="ce4" table:formula="of:=SUM([.P5:.Q5])" office:value-type="float" office:value="4">
            <text:p>4</text:p>
          </table:table-cell>
          <table:table-cell/>
          <table:table-cell table:formula="of:=CONCATENATE([.G5];&quot; varchar2(&quot;;[.N5];&quot;),&quot;)" office:value-type="string" office:string-value="ORDER_ID varchar2(5),">
            <text:p>ORDER_ID varchar2(5),</text:p>
          </table:table-cell>
          <table:table-cell table:number-columns-repeated="100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RAILER_INDENTIFIER</text:p>
          </table:table-cell>
          <table:table-cell table:style-name="Default" office:value-type="string">
            <text:p>TRAILER_INDENTIFIER</text:p>
          </table:table-cell>
          <table:table-cell office:value-type="string">
            <text:p>T*</text:p>
          </table:table-cell>
          <table:table-cell office:value-type="string">
            <text:p>TRAILER_INDENTIFIER</text:p>
          </table:table-cell>
          <table:table-cell office:value-type="string">
            <text:p>TARGET_TABLE</text:p>
          </table:table-cell>
          <table:table-cell/>
          <table:table-cell office:value-type="string">
            <text:p>T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6];&quot;','&quot;;[.B6];&quot;','&quot;;[.C6];&quot;','&quot;;[.D6];&quot;','&quot;;[.E6];&quot;','&quot;;[.F6];&quot;','&quot;;[.H6];&quot;','&quot;;[.G6];&quot;','&quot;;[.I6];&quot;','&quot;;[.J6];&quot;','&quot;;[.K6];&quot;','&quot;;[.L6];&quot;','&quot;;[.M6];&quot;','&quot;;[.N6];&quot;','&quot;;[.O6];&quot;','&quot;;[.P6];&quot;','&quot;;[.Q6];&quot;','&quot;;[.R6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5','2','TRAILER_INDENTIFIER','TRAILER_INDENTIFIER','TRAILER_INDENTIFIER','T*','TARGET_TABLE','TRAILER_INDENTIFIER','','T','','','1','1','2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5','2','TRAILER_INDENTIFIER','TRAILER_INDENTIFIER','TRAILER_INDENTIFIER','T*','TARGET_TABLE','TRAILER_INDENTIFIER','','T','','','1','1','2','1','1','L');</text:p>
          </table:table-cell>
          <table:table-cell table:style-name="ce4" table:formula="of:=SUM([.P6:.Q6])" office:value-type="float" office:value="2">
            <text:p>2</text:p>
          </table:table-cell>
          <table:table-cell/>
          <table:table-cell table:formula="of:=CONCATENATE([.G6];&quot; varchar2(&quot;;[.N6];&quot;),&quot;)" office:value-type="string" office:string-value="TRAILER_INDENTIFIER varchar2(1),">
            <text:p>TRAILER_INDENTIFIER varchar2(1),</text:p>
          </table:table-cell>
          <table:table-cell table:number-columns-repeated="100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RECORD_COUNT</text:p>
          </table:table-cell>
          <table:table-cell table:style-name="Default" office:value-type="string">
            <text:p>RECORD_COUNT</text:p>
          </table:table-cell>
          <table:table-cell office:value-type="string">
            <text:p>T*</text:p>
          </table:table-cell>
          <table:table-cell office:value-type="string">
            <text:p>RECORD_COUNT</text:p>
          </table:table-cell>
          <table:table-cell office:value-type="string">
            <text:p>TARGET_TABLE</text:p>
          </table:table-cell>
          <table:table-cell/>
          <table:table-cell office:value-type="string">
            <text:p>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7];&quot;','&quot;;[.B7];&quot;','&quot;;[.C7];&quot;','&quot;;[.D7];&quot;','&quot;;[.E7];&quot;','&quot;;[.F7];&quot;','&quot;;[.H7];&quot;','&quot;;[.G7];&quot;','&quot;;[.I7];&quot;','&quot;;[.J7];&quot;','&quot;;[.K7];&quot;','&quot;;[.L7];&quot;','&quot;;[.M7];&quot;','&quot;;[.N7];&quot;','&quot;;[.O7];&quot;','&quot;;[.P7];&quot;','&quot;;[.Q7];&quot;','&quot;;[.R7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6','2','RECORD_COUNT','RECORD_COUNT','RECORD_COUNT','T*','TARGET_TABLE','RECORD_COUNT','','T','','','5','5','2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6','2','RECORD_COUNT','RECORD_COUNT','RECORD_COUNT','T*','TARGET_TABLE','RECORD_COUNT','','T','','','5','5','2','2','2','L');</text:p>
          </table:table-cell>
          <table:table-cell table:style-name="ce4" table:formula="of:=SUM([.P7:.Q7])" office:value-type="float" office:value="4">
            <text:p>4</text:p>
          </table:table-cell>
          <table:table-cell/>
          <table:table-cell table:formula="of:=CONCATENATE([.G7];&quot; varchar2(&quot;;[.N7];&quot;),&quot;)" office:value-type="string" office:string-value="RECORD_COUNT varchar2(5),">
            <text:p>RECORD_COUNT varchar2(5),</text:p>
          </table:table-cell>
          <table:table-cell table:number-columns-repeated="100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HEADER_IDENTIFIER</text:p>
          </table:table-cell>
          <table:table-cell table:style-name="Default" office:value-type="string">
            <text:p>HEADER_IDENTIFIER</text:p>
          </table:table-cell>
          <table:table-cell office:value-type="string">
            <text:p>H*</text:p>
          </table:table-cell>
          <table:table-cell office:value-type="string">
            <text:p>HEADER_IDENTIFIER</text:p>
          </table:table-cell>
          <table:table-cell office:value-type="string">
            <text:p>TARGET_TABLE</text:p>
          </table:table-cell>
          <table:table-cell/>
          <table:table-cell office:value-type="string">
            <text:p>H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8];&quot;','&quot;;[.B8];&quot;','&quot;;[.C8];&quot;','&quot;;[.D8];&quot;','&quot;;[.E8];&quot;','&quot;;[.F8];&quot;','&quot;;[.H8];&quot;','&quot;;[.G8];&quot;','&quot;;[.I8];&quot;','&quot;;[.J8];&quot;','&quot;;[.K8];&quot;','&quot;;[.L8];&quot;','&quot;;[.M8];&quot;','&quot;;[.N8];&quot;','&quot;;[.O8];&quot;','&quot;;[.P8];&quot;','&quot;;[.Q8];&quot;','&quot;;[.R8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7','3','HEADER_IDENTIFIER','HEADER_IDENTIFIER','HEADER_IDENTIFIER','H*','TARGET_TABLE','HEADER_IDENTIFIER','','H','','','1','1','0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7','3','HEADER_IDENTIFIER','HEADER_IDENTIFIER','HEADER_IDENTIFIER','H*','TARGET_TABLE','HEADER_IDENTIFIER','','H','','','1','1','0','1','1','L');</text:p>
          </table:table-cell>
          <table:table-cell table:number-columns-repeated="1005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VERSION_NUMBER</text:p>
          </table:table-cell>
          <table:table-cell table:style-name="Default" office:value-type="string">
            <text:p>VERSION_NUMBER</text:p>
          </table:table-cell>
          <table:table-cell office:value-type="string">
            <text:p>H*</text:p>
          </table:table-cell>
          <table:table-cell office:value-type="string">
            <text:p>VERSION_NUMBER</text:p>
          </table:table-cell>
          <table:table-cell office:value-type="string">
            <text:p>TARGET_TABLE</text:p>
          </table:table-cell>
          <table:table-cell/>
          <table:table-cell office:value-type="string">
            <text:p>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9];&quot;','&quot;;[.B9];&quot;','&quot;;[.C9];&quot;','&quot;;[.D9];&quot;','&quot;;[.E9];&quot;','&quot;;[.F9];&quot;','&quot;;[.H9];&quot;','&quot;;[.G9];&quot;','&quot;;[.I9];&quot;','&quot;;[.J9];&quot;','&quot;;[.K9];&quot;','&quot;;[.L9];&quot;','&quot;;[.M9];&quot;','&quot;;[.N9];&quot;','&quot;;[.O9];&quot;','&quot;;[.P9];&quot;','&quot;;[.Q9];&quot;','&quot;;[.R9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8','3','VERSION_NUMBER','VERSION_NUMBER','VERSION_NUMBER','H*','TARGET_TABLE','VERSION_NUMBER','','H','','','5','5','0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8','3','VERSION_NUMBER','VERSION_NUMBER','VERSION_NUMBER','H*','TARGET_TABLE','VERSION_NUMBER','','H','','','5','5','0','2','2','L');</text:p>
          </table:table-cell>
          <table:table-cell table:number-columns-repeated="1005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DETAIL_INDENTIFIER</text:p>
          </table:table-cell>
          <table:table-cell table:style-name="Default" office:value-type="string">
            <text:p>DETAIL_INDENTIFIER</text:p>
          </table:table-cell>
          <table:table-cell office:value-type="string">
            <text:p>D*</text:p>
          </table:table-cell>
          <table:table-cell office:value-type="string">
            <text:p>DETAIL_INDENTIFIER</text:p>
          </table:table-cell>
          <table:table-cell office:value-type="string">
            <text:p>TARGET_TABLE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0];&quot;','&quot;;[.B10];&quot;','&quot;;[.C10];&quot;','&quot;;[.D10];&quot;','&quot;;[.E10];&quot;','&quot;;[.F10];&quot;','&quot;;[.H10];&quot;','&quot;;[.G10];&quot;','&quot;;[.I10];&quot;','&quot;;[.J10];&quot;','&quot;;[.K10];&quot;','&quot;;[.L10];&quot;','&quot;;[.M10];&quot;','&quot;;[.N10];&quot;','&quot;;[.O10];&quot;','&quot;;[.P10];&quot;','&quot;;[.Q10];&quot;','&quot;;[.R10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9','3','DETAIL_INDENTIFIER','DETAIL_INDENTIFIER','DETAIL_INDENTIFIER','D*','TARGET_TABLE','DETAIL_INDENTIFIER','','D','','','1','1','1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9','3','DETAIL_INDENTIFIER','DETAIL_INDENTIFIER','DETAIL_INDENTIFIER','D*','TARGET_TABLE','DETAIL_INDENTIFIER','','D','','','1','1','1','1','1','L');</text:p>
          </table:table-cell>
          <table:table-cell table:number-columns-repeated="1005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ORDER_ID</text:p>
          </table:table-cell>
          <table:table-cell table:style-name="Default" office:value-type="string">
            <text:p>ORDER_ID</text:p>
          </table:table-cell>
          <table:table-cell office:value-type="string">
            <text:p>D*</text:p>
          </table:table-cell>
          <table:table-cell office:value-type="string">
            <text:p>ORDER_ID</text:p>
          </table:table-cell>
          <table:table-cell office:value-type="string">
            <text:p>TARGET_TABLE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1];&quot;','&quot;;[.B11];&quot;','&quot;;[.C11];&quot;','&quot;;[.D11];&quot;','&quot;;[.E11];&quot;','&quot;;[.F11];&quot;','&quot;;[.H11];&quot;','&quot;;[.G11];&quot;','&quot;;[.I11];&quot;','&quot;;[.J11];&quot;','&quot;;[.K11];&quot;','&quot;;[.L11];&quot;','&quot;;[.M11];&quot;','&quot;;[.N11];&quot;','&quot;;[.O11];&quot;','&quot;;[.P11];&quot;','&quot;;[.Q11];&quot;','&quot;;[.R11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0','3','ORDER_ID','ORDER_ID','ORDER_ID','D*','TARGET_TABLE','ORDER_ID','','D','','','5','5','1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0','3','ORDER_ID','ORDER_ID','ORDER_ID','D*','TARGET_TABLE','ORDER_ID','','D','','','5','5','1','2','2','L');</text:p>
          </table:table-cell>
          <table:table-cell table:number-columns-repeated="1005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TRAILER_INDENTIFIER</text:p>
          </table:table-cell>
          <table:table-cell table:style-name="Default" office:value-type="string">
            <text:p>TRAILER_INDENTIFIER</text:p>
          </table:table-cell>
          <table:table-cell office:value-type="string">
            <text:p>T*</text:p>
          </table:table-cell>
          <table:table-cell office:value-type="string">
            <text:p>TRAILER_INDENTIFIER</text:p>
          </table:table-cell>
          <table:table-cell office:value-type="string">
            <text:p>TARGET_TABLE</text:p>
          </table:table-cell>
          <table:table-cell/>
          <table:table-cell office:value-type="string">
            <text:p>T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2];&quot;','&quot;;[.B12];&quot;','&quot;;[.C12];&quot;','&quot;;[.D12];&quot;','&quot;;[.E12];&quot;','&quot;;[.F12];&quot;','&quot;;[.H12];&quot;','&quot;;[.G12];&quot;','&quot;;[.I12];&quot;','&quot;;[.J12];&quot;','&quot;;[.K12];&quot;','&quot;;[.L12];&quot;','&quot;;[.M12];&quot;','&quot;;[.N12];&quot;','&quot;;[.O12];&quot;','&quot;;[.P12];&quot;','&quot;;[.Q12];&quot;','&quot;;[.R12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1','3','TRAILER_INDENTIFIER','TRAILER_INDENTIFIER','TRAILER_INDENTIFIER','T*','TARGET_TABLE','TRAILER_INDENTIFIER','','T','','','1','1','-1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1','3','TRAILER_INDENTIFIER','TRAILER_INDENTIFIER','TRAILER_INDENTIFIER','T*','TARGET_TABLE','TRAILER_INDENTIFIER','','T','','','1','1','-1','1','1','L');</text:p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RECORD_COUNT</text:p>
          </table:table-cell>
          <table:table-cell table:style-name="Default" office:value-type="string">
            <text:p>RECORD_COUNT</text:p>
          </table:table-cell>
          <table:table-cell office:value-type="string">
            <text:p>T*</text:p>
          </table:table-cell>
          <table:table-cell office:value-type="string">
            <text:p>RECORD_COUNT</text:p>
          </table:table-cell>
          <table:table-cell office:value-type="string">
            <text:p>TARGET_TABLE</text:p>
          </table:table-cell>
          <table:table-cell/>
          <table:table-cell office:value-type="string">
            <text:p>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3];&quot;','&quot;;[.B13];&quot;','&quot;;[.C13];&quot;','&quot;;[.D13];&quot;','&quot;;[.E13];&quot;','&quot;;[.F13];&quot;','&quot;;[.H13];&quot;','&quot;;[.G13];&quot;','&quot;;[.I13];&quot;','&quot;;[.J13];&quot;','&quot;;[.K13];&quot;','&quot;;[.L13];&quot;','&quot;;[.M13];&quot;','&quot;;[.N13];&quot;','&quot;;[.O13];&quot;','&quot;;[.P13];&quot;','&quot;;[.Q13];&quot;','&quot;;[.R13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2','3','RECORD_COUNT','RECORD_COUNT','RECORD_COUNT','T*','TARGET_TABLE','RECORD_COUNT','','T','','','5','5','-1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2','3','RECORD_COUNT','RECORD_COUNT','RECORD_COUNT','T*','TARGET_TABLE','RECORD_COUNT','','T','','','5','5','-1','2','2','L');</text:p>
          </table:table-cell>
          <table:table-cell table:number-columns-repeated="1005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D1_IDENTIFIER</text:p>
          </table:table-cell>
          <table:table-cell table:style-name="Default" office:value-type="string">
            <text:p>D1_IDENTIFIER</text:p>
          </table:table-cell>
          <table:table-cell office:value-type="string">
            <text:p>D1*</text:p>
          </table:table-cell>
          <table:table-cell office:value-type="string">
            <text:p>D1_IDENTIFIER</text:p>
          </table:table-cell>
          <table:table-cell office:value-type="string">
            <text:p>TARGET_TABLE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4];&quot;','&quot;;[.B14];&quot;','&quot;;[.C14];&quot;','&quot;;[.D14];&quot;','&quot;;[.E14];&quot;','&quot;;[.F14];&quot;','&quot;;[.H14];&quot;','&quot;;[.G14];&quot;','&quot;;[.I14];&quot;','&quot;;[.J14];&quot;','&quot;;[.K14];&quot;','&quot;;[.L14];&quot;','&quot;;[.M14];&quot;','&quot;;[.N14];&quot;','&quot;;[.O14];&quot;','&quot;;[.P14];&quot;','&quot;;[.Q14];&quot;','&quot;;[.R14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3','3','D1_IDENTIFIER','D1_IDENTIFIER','D1_IDENTIFIER','D1*','TARGET_TABLE','D1_IDENTIFIER','','D','','','2','2','2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3','3','D1_IDENTIFIER','D1_IDENTIFIER','D1_IDENTIFIER','D1*','TARGET_TABLE','D1_IDENTIFIER','','D','','','2','2','2','1','1','L');</text:p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ITEM_NO</text:p>
          </table:table-cell>
          <table:table-cell table:style-name="Default" office:value-type="string">
            <text:p>ITEM_NO</text:p>
          </table:table-cell>
          <table:table-cell office:value-type="string">
            <text:p>D1*</text:p>
          </table:table-cell>
          <table:table-cell office:value-type="string">
            <text:p>ITEM_NO</text:p>
          </table:table-cell>
          <table:table-cell office:value-type="string">
            <text:p>TARGET_TABLE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5];&quot;','&quot;;[.B15];&quot;','&quot;;[.C15];&quot;','&quot;;[.D15];&quot;','&quot;;[.E15];&quot;','&quot;;[.F15];&quot;','&quot;;[.H15];&quot;','&quot;;[.G15];&quot;','&quot;;[.I15];&quot;','&quot;;[.J15];&quot;','&quot;;[.K15];&quot;','&quot;;[.L15];&quot;','&quot;;[.M15];&quot;','&quot;;[.N15];&quot;','&quot;;[.O15];&quot;','&quot;;[.P15];&quot;','&quot;;[.Q15];&quot;','&quot;;[.R15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4','3','ITEM_NO','ITEM_NO','ITEM_NO','D1*','TARGET_TABLE','ITEM_NO','','D','','','4','4','2','2','2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4','3','ITEM_NO','ITEM_NO','ITEM_NO','D1*','TARGET_TABLE','ITEM_NO','','D','','','4','4','2','2','2','L');</text:p>
          </table:table-cell>
          <table:table-cell table:number-columns-repeated="1005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ORDER_ID</text:p>
          </table:table-cell>
          <table:table-cell table:style-name="Default" office:value-type="string">
            <text:p>ORDER_ID</text:p>
          </table:table-cell>
          <table:table-cell office:value-type="string">
            <text:p>ORDHEA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6];&quot;','&quot;;[.B16];&quot;','&quot;;[.C16];&quot;','&quot;;[.D16];&quot;','&quot;;[.E16];&quot;','&quot;;[.F16];&quot;','&quot;;[.H16];&quot;','&quot;;[.G16];&quot;','&quot;;[.I16];&quot;','&quot;;[.J16];&quot;','&quot;;[.K16];&quot;','&quot;;[.L16];&quot;','&quot;;[.M16];&quot;','&quot;;[.N16];&quot;','&quot;;[.O16];&quot;','&quot;;[.P16];&quot;','&quot;;[.Q16];&quot;','&quot;;[.R16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5','4','ORDER_ID','ORDER_ID','ORDER_ID','ORDHEAD','','','','D','','','5','5','1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5','4','ORDER_ID','ORDER_ID','ORDER_ID','ORDHEAD','','','','D','','','5','5','1','1','1','L');</text:p>
          </table:table-cell>
          <table:table-cell table:number-columns-repeated="1005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LINE_ID</text:p>
          </table:table-cell>
          <table:table-cell table:style-name="Default" office:value-type="string">
            <text:p>LINE_ID</text:p>
          </table:table-cell>
          <table:table-cell office:value-type="string">
            <text:p>ORDDTL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7];&quot;','&quot;;[.B17];&quot;','&quot;;[.C17];&quot;','&quot;;[.D17];&quot;','&quot;;[.E17];&quot;','&quot;;[.F17];&quot;','&quot;;[.H17];&quot;','&quot;;[.G17];&quot;','&quot;;[.I17];&quot;','&quot;;[.J17];&quot;','&quot;;[.K17];&quot;','&quot;;[.L17];&quot;','&quot;;[.M17];&quot;','&quot;;[.N17];&quot;','&quot;;[.O17];&quot;','&quot;;[.P17];&quot;','&quot;;[.Q17];&quot;','&quot;;[.R17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6','4','LINE_ID','LINE_ID','LINE_ID','ORDDTL','','','','D','','','2','2','2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6','4','LINE_ID','LINE_ID','LINE_ID','ORDDTL','','','','D','','','2','2','2','1','1','L');</text:p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8" office:value-type="string">
            <text:p>OUTPUTFILE_VERSION_NUMBER</text:p>
          </table:table-cell>
          <table:table-cell table:style-name="ce8" office:value-type="string">
            <text:p>OUTPUTFILE_VERSION_NUMBER</text:p>
          </table:table-cell>
          <table:table-cell table:style-name="ce8" office:value-type="string">
            <text:p>OUTPUTFILE_VERSION_NUMBER</text:p>
          </table:table-cell>
          <table:table-cell table:style-name="ce11" office:value-type="string">
            <text:p>JOB_EXECUTION_CONTEXT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%10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8];&quot;','&quot;;[.B18];&quot;','&quot;;[.C18];&quot;','&quot;;[.D18];&quot;','&quot;;[.E18];&quot;','&quot;;[.F18];&quot;','&quot;;[.H18];&quot;','&quot;;[.G18];&quot;','&quot;;[.I18];&quot;','&quot;;[.J18];&quot;','&quot;;[.K18];&quot;','&quot;;[.L18];&quot;','&quot;;[.M18];&quot;','&quot;;[.N18];&quot;','&quot;;[.O18];&quot;','&quot;;[.P18];&quot;','&quot;;[.Q18];&quot;','&quot;;[.R18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7','4','OUTPUTFILE_VERSION_NUMBER','OUTPUTFILE_VERSION_NUMBER','OUTPUTFILE_VERSION_NUMBER','JOB_EXECUTION_CONTEXT','','','','H','%10d','','0','0','0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7','4','OUTPUTFILE_VERSION_NUMBER','OUTPUTFILE_VERSION_NUMBER','OUTPUTFILE_VERSION_NUMBER','JOB_EXECUTION_CONTEXT','','','','H','%10d','','0','0','0','1','1','L');</text:p>
          </table:table-cell>
          <table:table-cell table:number-columns-repeated="1005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RECORD_COUNT</text:p>
          </table:table-cell>
          <table:table-cell table:style-name="Default" office:value-type="string">
            <text:p>RECORD_COUNT</text:p>
          </table:table-cell>
          <table:table-cell table:style-name="ce11" office:value-type="string">
            <text:p>JOB_EXECUTION_CONTEXT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%10d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12" table:formula="of:=CONCATENATE(&quot;insert into INTERFACE_CONFIGURATION (FIELD_ID,INTERFACE_id,FIELD_NAME,FIELD_DESCRIPTION,SOURCE_COLUMN,SOURCE,target_column, target,truncate_flag, field_type,Data_FORMATTING_STRING,JAVA_FORMATTING_STRING&quot;;&quot;,input_FIELD_LENGTH,output_FIELD_LENGTH,RECORD_LEVEL,input_POSITION,output_position,ALIGNMENT_IND) values('&quot;;[.A19];&quot;','&quot;;[.B19];&quot;','&quot;;[.C19];&quot;','&quot;;[.D19];&quot;','&quot;;[.E19];&quot;','&quot;;[.F19];&quot;','&quot;;[.H19];&quot;','&quot;;[.G19];&quot;','&quot;;[.I19];&quot;','&quot;;[.J19];&quot;','&quot;;[.K19];&quot;','&quot;;[.L19];&quot;','&quot;;[.M19];&quot;','&quot;;[.N19];&quot;','&quot;;[.O19];&quot;','&quot;;[.P19];&quot;','&quot;;[.Q19];&quot;','&quot;;[.R19];&quot;');&quot;)" office:value-type="string" office:string-value="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8','4','RECORD_COUNT','RECORD_COUNT','RECORD_COUNT','JOB_EXECUTION_CONTEXT','','','','T','%10d','','0','0','-1','1','1','L');">
            <text:p>insert into INTERFACE_CONFIGURATION (FIELD_ID,INTERFACE_id,FIELD_NAME,FIELD_DESCRIPTION,SOURCE_COLUMN,SOURCE,target_column, target,truncate_flag, field_type,Data_FORMATTING_STRING,JAVA_FORMATTING_STRING,input_FIELD_LENGTH,output_FIELD_LENGTH,RECORD_LEVEL,input_POSITION,output_position,ALIGNMENT_IND) values('18','4','RECORD_COUNT','RECORD_COUNT','RECORD_COUNT','JOB_EXECUTION_CONTEXT','','','','T','%10d','','0','0','-1','1','1','L');</text:p>
          </table:table-cell>
          <table:table-cell table:number-columns-repeated="1005"/>
        </table:table-row>
        <table:table-row table:style-name="ro3" table:number-rows-repeated="65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3" table:print="false">
        <table:table-column table:style-name="co9" table:number-columns-repeated="1024" table:default-cell-style-name="Default"/>
        <table:table-row table:style-name="ro4">
          <table:table-cell table:style-name="ce1" office:value-type="string">
            <text:p>FIELD_ID</text:p>
          </table:table-cell>
          <table:table-cell table:style-name="ce1" office:value-type="string">
            <text:p>INTERFACE_ID</text:p>
          </table:table-cell>
          <table:table-cell table:style-name="ce1" office:value-type="string">
            <text:p>FIELD_NAME</text:p>
          </table:table-cell>
          <table:table-cell table:style-name="ce1" office:value-type="string">
            <text:p>FIELD_DESCRIPTION</text:p>
          </table:table-cell>
          <table:table-cell table:style-name="ce9" office:value-type="string">
            <text:p>SOURCE_COLUMN</text:p>
          </table:table-cell>
          <table:table-cell table:style-name="ce1" office:value-type="string">
            <text:p>SOURCE</text:p>
          </table:table-cell>
          <table:table-cell table:style-name="ce9" office:value-type="string">
            <text:p>TARGET_COLUMN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TRUNCATE_FLAG</text:p>
          </table:table-cell>
          <table:table-cell table:style-name="ce1" office:value-type="string">
            <text:p>FIELD_TYPE</text:p>
          </table:table-cell>
          <table:table-cell table:style-name="ce1" office:value-type="string">
            <text:p>DATA_FORMATTING_STRING</text:p>
          </table:table-cell>
          <table:table-cell table:style-name="ce1" office:value-type="string">
            <text:p>JAVA_FORMATTING_STRING</text:p>
          </table:table-cell>
          <table:table-cell table:style-name="ce1" office:value-type="string">
            <text:p>INPUT_FIELD_LENGTH</text:p>
          </table:table-cell>
          <table:table-cell table:style-name="ce1" office:value-type="string">
            <text:p>OUTPUT_FIELD_LENGTH</text:p>
          </table:table-cell>
          <table:table-cell table:style-name="ce1" office:value-type="string">
            <text:p>RECORD_LEVEL</text:p>
          </table:table-cell>
          <table:table-cell table:style-name="ce1" office:value-type="string">
            <text:p>INPUT_POSITION</text:p>
          </table:table-cell>
          <table:table-cell table:style-name="ce1" office:value-type="string">
            <text:p>OUTPUT_POSITION</text:p>
          </table:table-cell>
          <table:table-cell table:style-name="ce1" office:value-type="string">
            <text:p>ALIGNMENT_IND</text:p>
          </table:table-cell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D</text:p>
          </table:table-cell>
          <table:table-cell table:style-name="ce10" office:value-type="string">
            <text:p>ID</text:p>
          </table:table-cell>
          <table:table-cell office:value-type="string">
            <text:p>H*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</text:p>
          </table:table-cell>
          <table:table-cell table:style-name="ce4" table:formula="of:=NA()" office:value-type="float" office:value="0">
            <text:p>#N/A</text:p>
          </table:table-cell>
          <table:table-cell table:number-columns-repeated="1005"/>
        </table:table-row>
        <table:table-row table:style-name="ro3" table:number-rows-repeated="65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4" table:print="false">
        <table:table-column table:style-name="co9" table:number-columns-repeated="1024" table:default-cell-style-name="Default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 style:font-family-generic="modern"/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7/28/2012</text:date>, <text:time>16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5f_2" style:display-name="PageStyle_Sheet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yogesh </dc:creator>
    <dc:date>2012-07-28T16:43:06.41</dc:date>
    <meta:editing-cycles>41</meta:editing-cycles>
    <meta:editing-duration>PT14H43M59S</meta:editing-duration>
    <meta:generator>OpenOffice.org/3.2$Win32 OpenOffice.org_project/320m12$Build-9483</meta:generator>
    <meta:document-statistic meta:table-count="4" meta:cell-count="1669" meta:object-count="0"/>
  </office:meta>
</office:document-meta>
</file>